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25.71pt"/>
    </style:style>
    <style:style style:name="co5" style:family="table-column">
      <style:table-column-properties fo:break-before="auto" style:column-width="61.2pt"/>
    </style:style>
    <style:style style:name="co6" style:family="table-column">
      <style:table-column-properties fo:break-before="auto" style:column-width="38.81pt"/>
    </style:style>
    <style:style style:name="co7" style:family="table-column">
      <style:table-column-properties fo:break-before="auto" style:column-width="45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01-before-optimization" table:style-name="ta1">
        <table:shapes>
          <draw:frame draw:z-index="0" draw:style-name="gr1" draw:text-style-name="P1" svg:width="657.13pt" svg:height="378.74pt" svg:x="269.72pt" svg:y="4.51pt">
            <draw:object draw:notify-on-update-of-ranges="'01-before-optimization'.A1:'01-before-optimization'.A1 '01-before-optimization'.A2:'01-before-optimization'.A29 '01-before-optimization'.C1:'01-before-optimization'.C1 '01-before-optimization'.C2:'01-before-optimization'.C29 '01-before-optimization'.D1:'01-before-optimization'.D1 '01-before-optimization'.D2:'01-before-optimization'.D29 '01-before-optimization'.E1:'01-before-optimization'.E1 '01-before-optimization'.E2:'01-before-optimization'.E29 '01-before-optimization'.F1:'01-before-optimization'.F1 '01-before-optimization'.F2:'01-before-optimization'.F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<text:s/>txs</text:p>
          </table:table-cell>
          <table:table-cell office:value-type="string" calcext:value-type="string">
            <text:p><text:s/>tx_per_sec</text:p>
          </table:table-cell>
          <table:table-cell office:value-type="string" calcext:value-type="string">
            <text:p><text:s/>inputs</text:p>
          </table:table-cell>
          <table:table-cell office:value-type="string" calcext:value-type="string">
            <text:p><text:s/>outputs</text:p>
          </table:table-cell>
        </table:table-row>
        <table:table-row table:style-name="ro1">
          <table:table-cell office:value-type="float" office:value="201393" calcext:value-type="float">
            <text:p>201393</text:p>
          </table:table-cell>
          <table:table-cell office:value-type="float" office:value="10.47" calcext:value-type="float">
            <text:p>10.47</text:p>
          </table:table-cell>
          <table:table-cell office:value-type="float" office:value="135" calcext:value-type="float">
            <text:p>135</text:p>
          </table:table-cell>
          <table:table-cell office:value-type="float" office:value="12.89" calcext:value-type="float">
            <text:p>12.89</text:p>
          </table:table-cell>
          <table:table-cell office:value-type="float" office:value="220" calcext:value-type="float">
            <text:p>22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01394" calcext:value-type="float">
            <text:p>201394</text:p>
          </table:table-cell>
          <table:table-cell office:value-type="float" office:value="1.954" calcext:value-type="float">
            <text:p>1.954</text:p>
          </table:table-cell>
          <table:table-cell office:value-type="float" office:value="29" calcext:value-type="float">
            <text:p>29</text:p>
          </table:table-cell>
          <table:table-cell office:value-type="float" office:value="14.84" calcext:value-type="float">
            <text:p>14.84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1395" calcext:value-type="float">
            <text:p>201395</text:p>
          </table:table-cell>
          <table:table-cell office:value-type="float" office:value="4.831" calcext:value-type="float">
            <text:p>4.831</text:p>
          </table:table-cell>
          <table:table-cell office:value-type="float" office:value="61" calcext:value-type="float">
            <text:p>61</text:p>
          </table:table-cell>
          <table:table-cell office:value-type="float" office:value="12.63" calcext:value-type="float">
            <text:p>12.63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01396" calcext:value-type="float">
            <text:p>201396</text:p>
          </table:table-cell>
          <table:table-cell office:value-type="float" office:value="21.058" calcext:value-type="float">
            <text:p>21.058</text:p>
          </table:table-cell>
          <table:table-cell office:value-type="float" office:value="224" calcext:value-type="float">
            <text:p>224</text:p>
          </table:table-cell>
          <table:table-cell office:value-type="float" office:value="10.64" calcext:value-type="float">
            <text:p>10.64</text:p>
          </table:table-cell>
          <table:table-cell office:value-type="float" office:value="289" calcext:value-type="float">
            <text:p>289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201397" calcext:value-type="float">
            <text:p>201397</text:p>
          </table:table-cell>
          <table:table-cell office:value-type="float" office:value="9.378" calcext:value-type="float">
            <text:p>9.378</text:p>
          </table:table-cell>
          <table:table-cell office:value-type="float" office:value="94" calcext:value-type="float">
            <text:p>94</text:p>
          </table:table-cell>
          <table:table-cell office:value-type="float" office:value="10.02" calcext:value-type="float">
            <text:p>10.02</text:p>
          </table:table-cell>
          <table:table-cell office:value-type="float" office:value="149" calcext:value-type="float">
            <text:p>14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01398" calcext:value-type="float">
            <text:p>201398</text:p>
          </table:table-cell>
          <table:table-cell office:value-type="float" office:value="3.623" calcext:value-type="float">
            <text:p>3.623</text:p>
          </table:table-cell>
          <table:table-cell office:value-type="float" office:value="22" calcext:value-type="float">
            <text:p>22</text:p>
          </table:table-cell>
          <table:table-cell office:value-type="float" office:value="6.07" calcext:value-type="float">
            <text:p>6.07</text:p>
          </table:table-cell>
          <table:table-cell office:value-type="float" office:value="55" calcext:value-type="float">
            <text:p>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01399" calcext:value-type="float">
            <text:p>201399</text:p>
          </table:table-cell>
          <table:table-cell office:value-type="float" office:value="7.385" calcext:value-type="float">
            <text:p>7.385</text:p>
          </table:table-cell>
          <table:table-cell office:value-type="float" office:value="48" calcext:value-type="float">
            <text:p>48</text:p>
          </table:table-cell>
          <table:table-cell office:value-type="float" office:value="6.5" calcext:value-type="float">
            <text:p>6.5</text:p>
          </table:table-cell>
          <table:table-cell office:value-type="float" office:value="98" calcext:value-type="float">
            <text:p>9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01400" calcext:value-type="float">
            <text:p>201400</text:p>
          </table:table-cell>
          <table:table-cell office:value-type="float" office:value="26.525" calcext:value-type="float">
            <text:p>26.525</text:p>
          </table:table-cell>
          <table:table-cell office:value-type="float" office:value="175" calcext:value-type="float">
            <text:p>175</text:p>
          </table:table-cell>
          <table:table-cell office:value-type="float" office:value="6.6" calcext:value-type="float">
            <text:p>6.6</text:p>
          </table:table-cell>
          <table:table-cell office:value-type="float" office:value="323" calcext:value-type="float">
            <text:p>323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201401" calcext:value-type="float">
            <text:p>201401</text:p>
          </table:table-cell>
          <table:table-cell office:value-type="float" office:value="4.83" calcext:value-type="float">
            <text:p>4.83</text:p>
          </table:table-cell>
          <table:table-cell office:value-type="float" office:value="23" calcext:value-type="float">
            <text:p>23</text:p>
          </table:table-cell>
          <table:table-cell office:value-type="float" office:value="4.76" calcext:value-type="float">
            <text:p>4.7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2" calcext:value-type="float">
            <text:p>201402</text:p>
          </table:table-cell>
          <table:table-cell office:value-type="float" office:value="20.201" calcext:value-type="float">
            <text:p>20.201</text:p>
          </table:table-cell>
          <table:table-cell office:value-type="float" office:value="168" calcext:value-type="float">
            <text:p>168</text:p>
          </table:table-cell>
          <table:table-cell office:value-type="float" office:value="8.32" calcext:value-type="float">
            <text:p>8.32</text:p>
          </table:table-cell>
          <table:table-cell office:value-type="float" office:value="431" calcext:value-type="float">
            <text:p>43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201403" calcext:value-type="float">
            <text:p>201403</text:p>
          </table:table-cell>
          <table:table-cell office:value-type="float" office:value="2.047" calcext:value-type="float">
            <text:p>2.047</text:p>
          </table:table-cell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.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404" calcext:value-type="float">
            <text:p>201404</text:p>
          </table:table-cell>
          <table:table-cell office:value-type="float" office:value="45.727" calcext:value-type="float">
            <text:p>45.727</text:p>
          </table:table-cell>
          <table:table-cell office:value-type="float" office:value="454" calcext:value-type="float">
            <text:p>454</text:p>
          </table:table-cell>
          <table:table-cell office:value-type="float" office:value="9.93" calcext:value-type="float">
            <text:p>9.93</text:p>
          </table:table-cell>
          <table:table-cell office:value-type="float" office:value="1003" calcext:value-type="float">
            <text:p>1003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201405" calcext:value-type="float">
            <text:p>201405</text:p>
          </table:table-cell>
          <table:table-cell office:value-type="float" office:value="9.048" calcext:value-type="float">
            <text:p>9.048</text:p>
          </table:table-cell>
          <table:table-cell office:value-type="float" office:value="94" calcext:value-type="float">
            <text:p>94</text:p>
          </table:table-cell>
          <table:table-cell office:value-type="float" office:value="10.39" calcext:value-type="float">
            <text:p>10.39</text:p>
          </table:table-cell>
          <table:table-cell office:value-type="float" office:value="173" calcext:value-type="float">
            <text:p>17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01406" calcext:value-type="float">
            <text:p>201406</text:p>
          </table:table-cell>
          <table:table-cell office:value-type="float" office:value="57.2" calcext:value-type="float">
            <text:p>57.2</text:p>
          </table:table-cell>
          <table:table-cell office:value-type="float" office:value="561" calcext:value-type="float">
            <text:p>561</text:p>
          </table:table-cell>
          <table:table-cell office:value-type="float" office:value="9.81" calcext:value-type="float">
            <text:p>9.81</text:p>
          </table:table-cell>
          <table:table-cell office:value-type="float" office:value="966" calcext:value-type="float">
            <text:p>966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float" office:value="201407" calcext:value-type="float">
            <text:p>201407</text:p>
          </table:table-cell>
          <table:table-cell office:value-type="float" office:value="38.967" calcext:value-type="float">
            <text:p>38.967</text:p>
          </table:table-cell>
          <table:table-cell office:value-type="float" office:value="164" calcext:value-type="float">
            <text:p>164</text:p>
          </table:table-cell>
          <table:table-cell office:value-type="float" office:value="4.21" calcext:value-type="float">
            <text:p>4.21</text:p>
          </table:table-cell>
          <table:table-cell office:value-type="float" office:value="320" calcext:value-type="float">
            <text:p>320</text:p>
          </table:table-cell>
          <table:table-cell office:value-type="float" office:value="4989" calcext:value-type="float">
            <text:p>4989</text:p>
          </table:table-cell>
        </table:table-row>
        <table:table-row table:style-name="ro1">
          <table:table-cell office:value-type="float" office:value="201408" calcext:value-type="float">
            <text:p>201408</text:p>
          </table:table-cell>
          <table:table-cell office:value-type="float" office:value="52.332" calcext:value-type="float">
            <text:p>52.332</text:p>
          </table:table-cell>
          <table:table-cell office:value-type="float" office:value="355" calcext:value-type="float">
            <text:p>355</text:p>
          </table:table-cell>
          <table:table-cell office:value-type="float" office:value="6.78" calcext:value-type="float">
            <text:p>6.78</text:p>
          </table:table-cell>
          <table:table-cell office:value-type="float" office:value="787" calcext:value-type="float">
            <text:p>787</text:p>
          </table:table-cell>
          <table:table-cell office:value-type="float" office:value="5209" calcext:value-type="float">
            <text:p>5209</text:p>
          </table:table-cell>
        </table:table-row>
        <table:table-row table:style-name="ro1">
          <table:table-cell office:value-type="float" office:value="201409" calcext:value-type="float">
            <text:p>201409</text:p>
          </table:table-cell>
          <table:table-cell office:value-type="float" office:value="11.901" calcext:value-type="float">
            <text:p>11.901</text:p>
          </table:table-cell>
          <table:table-cell office:value-type="float" office:value="103" calcext:value-type="float">
            <text:p>103</text:p>
          </table:table-cell>
          <table:table-cell office:value-type="float" office:value="8.65" calcext:value-type="float">
            <text:p>8.65</text:p>
          </table:table-cell>
          <table:table-cell office:value-type="float" office:value="178" calcext:value-type="float">
            <text:p>178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201410" calcext:value-type="float">
            <text:p>201410</text:p>
          </table:table-cell>
          <table:table-cell office:value-type="float" office:value="76.103" calcext:value-type="float">
            <text:p>76.103</text:p>
          </table:table-cell>
          <table:table-cell office:value-type="float" office:value="694" calcext:value-type="float">
            <text:p>694</text:p>
          </table:table-cell>
          <table:table-cell office:value-type="float" office:value="9.12" calcext:value-type="float">
            <text:p>9.12</text:p>
          </table:table-cell>
          <table:table-cell office:value-type="float" office:value="1121" calcext:value-type="float">
            <text:p>1121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201411" calcext:value-type="float">
            <text:p>201411</text:p>
          </table:table-cell>
          <table:table-cell office:value-type="float" office:value="26.329" calcext:value-type="float">
            <text:p>26.329</text:p>
          </table:table-cell>
          <table:table-cell office:value-type="float" office:value="103" calcext:value-type="float">
            <text:p>103</text:p>
          </table:table-cell>
          <table:table-cell office:value-type="float" office:value="3.91" calcext:value-type="float">
            <text:p>3.91</text:p>
          </table:table-cell>
          <table:table-cell office:value-type="float" office:value="550" calcext:value-type="float">
            <text:p>55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01412" calcext:value-type="float">
            <text:p>201412</text:p>
          </table:table-cell>
          <table:table-cell office:value-type="float" office:value="32.847" calcext:value-type="float">
            <text:p>32.847</text:p>
          </table:table-cell>
          <table:table-cell office:value-type="float" office:value="339" calcext:value-type="float">
            <text:p>339</text:p>
          </table:table-cell>
          <table:table-cell office:value-type="float" office:value="10.32" calcext:value-type="float">
            <text:p>10.32</text:p>
          </table:table-cell>
          <table:table-cell office:value-type="float" office:value="890" calcext:value-type="float">
            <text:p>890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201413" calcext:value-type="float">
            <text:p>201413</text:p>
          </table:table-cell>
          <table:table-cell office:value-type="float" office:value="3.883" calcext:value-type="float">
            <text:p>3.883</text:p>
          </table:table-cell>
          <table:table-cell office:value-type="float" office:value="9" calcext:value-type="float">
            <text:p>9</text:p>
          </table:table-cell>
          <table:table-cell office:value-type="float" office:value="2.32" calcext:value-type="float">
            <text:p>2.3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414" calcext:value-type="float">
            <text:p>201414</text:p>
          </table:table-cell>
          <table:table-cell office:value-type="float" office:value="40.694" calcext:value-type="float">
            <text:p>40.694</text:p>
          </table:table-cell>
          <table:table-cell office:value-type="float" office:value="320" calcext:value-type="float">
            <text:p>320</text:p>
          </table:table-cell>
          <table:table-cell office:value-type="float" office:value="7.86" calcext:value-type="float">
            <text:p>7.86</text:p>
          </table:table-cell>
          <table:table-cell office:value-type="float" office:value="872" calcext:value-type="float">
            <text:p>872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201415" calcext:value-type="float">
            <text:p>201415</text:p>
          </table:table-cell>
          <table:table-cell office:value-type="float" office:value="41.766" calcext:value-type="float">
            <text:p>41.766</text:p>
          </table:table-cell>
          <table:table-cell office:value-type="float" office:value="323" calcext:value-type="float">
            <text:p>323</text:p>
          </table:table-cell>
          <table:table-cell office:value-type="float" office:value="7.73" calcext:value-type="float">
            <text:p>7.73</text:p>
          </table:table-cell>
          <table:table-cell office:value-type="float" office:value="764" calcext:value-type="float">
            <text:p>764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201416" calcext:value-type="float">
            <text:p>201416</text:p>
          </table:table-cell>
          <table:table-cell office:value-type="float" office:value="28.691" calcext:value-type="float">
            <text:p>28.691</text:p>
          </table:table-cell>
          <table:table-cell office:value-type="float" office:value="111" calcext:value-type="float">
            <text:p>111</text:p>
          </table:table-cell>
          <table:table-cell office:value-type="float" office:value="3.87" calcext:value-type="float">
            <text:p>3.87</text:p>
          </table:table-cell>
          <table:table-cell office:value-type="float" office:value="194" calcext:value-type="float">
            <text:p>19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01417" calcext:value-type="float">
            <text:p>201417</text:p>
          </table:table-cell>
          <table:table-cell office:value-type="float" office:value="71.879" calcext:value-type="float">
            <text:p>71.879</text:p>
          </table:table-cell>
          <table:table-cell office:value-type="float" office:value="325" calcext:value-type="float">
            <text:p>325</text:p>
          </table:table-cell>
          <table:table-cell office:value-type="float" office:value="4.52" calcext:value-type="float">
            <text:p>4.52</text:p>
          </table:table-cell>
          <table:table-cell office:value-type="float" office:value="440" calcext:value-type="float">
            <text:p>440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201418" calcext:value-type="float">
            <text:p>201418</text:p>
          </table:table-cell>
          <table:table-cell office:value-type="float" office:value="106.338" calcext:value-type="float">
            <text:p>106.338</text:p>
          </table:table-cell>
          <table:table-cell office:value-type="float" office:value="720" calcext:value-type="float">
            <text:p>720</text:p>
          </table:table-cell>
          <table:table-cell office:value-type="float" office:value="6.77" calcext:value-type="float">
            <text:p>6.77</text:p>
          </table:table-cell>
          <table:table-cell office:value-type="float" office:value="1095" calcext:value-type="float">
            <text:p>1095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201419" calcext:value-type="float">
            <text:p>201419</text:p>
          </table:table-cell>
          <table:table-cell office:value-type="float" office:value="142.298" calcext:value-type="float">
            <text:p>142.298</text:p>
          </table:table-cell>
          <table:table-cell office:value-type="float" office:value="496" calcext:value-type="float">
            <text:p>496</text:p>
          </table:table-cell>
          <table:table-cell office:value-type="float" office:value="3.49" calcext:value-type="float">
            <text:p>3.49</text:p>
          </table:table-cell>
          <table:table-cell office:value-type="float" office:value="2418" calcext:value-type="float">
            <text:p>2418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201420" calcext:value-type="float">
            <text:p>201420</text:p>
          </table:table-cell>
          <table:table-cell office:value-type="float" office:value="86.416" calcext:value-type="float">
            <text:p>86.416</text:p>
          </table:table-cell>
          <table:table-cell office:value-type="float" office:value="434" calcext:value-type="float">
            <text:p>434</text:p>
          </table:table-cell>
          <table:table-cell office:value-type="float" office:value="5.02" calcext:value-type="float">
            <text:p>5.02</text:p>
          </table:table-cell>
          <table:table-cell office:value-type="float" office:value="952" calcext:value-type="float">
            <text:p>952</text:p>
          </table:table-cell>
          <table:table-cell office:value-type="float" office:value="1101" calcext:value-type="float">
            <text:p>1101</text:p>
          </table:table-cell>
        </table:table-row>
      </table:table>
      <table:table table:name="02-remove-database-transactions" table:style-name="ta1">
        <table:shapes>
          <draw:frame draw:z-index="0" draw:style-name="gr1" draw:text-style-name="P1" svg:width="647.77pt" svg:height="382.48pt" svg:x="303.22pt" svg:y="10.54pt">
            <draw:object draw:notify-on-update-of-ranges="'02-remove-database-transactions'.A1:'02-remove-database-transactions'.A1 '02-remove-database-transactions'.A2:'02-remove-database-transactions'.A31 '02-remove-database-transactions'.C1:'02-remove-database-transactions'.C1 '02-remove-database-transactions'.C2:'02-remove-database-transactions'.C31 '02-remove-database-transactions'.D1:'02-remove-database-transactions'.D1 '02-remove-database-transactions'.D2:'02-remove-database-transactions'.D31 '02-remove-database-transactions'.E1:'02-remove-database-transactions'.E1 '02-remove-database-transactions'.E2:'02-remove-database-transactions'.E31 '02-remove-database-transactions'.F1:'02-remove-database-transactions'.F1 '02-remove-database-transactions'.F2:'02-remove-database-transactions'.F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<text:s/>txs</text:p>
          </table:table-cell>
          <table:table-cell office:value-type="string" calcext:value-type="string">
            <text:p><text:s/>tx_per_sec</text:p>
          </table:table-cell>
          <table:table-cell office:value-type="string" calcext:value-type="string">
            <text:p><text:s/>inputs</text:p>
          </table:table-cell>
          <table:table-cell office:value-type="string" calcext:value-type="string">
            <text:p><text:s/>outputs</text:p>
          </table:table-cell>
        </table:table-row>
        <table:table-row table:style-name="ro1">
          <table:table-cell office:value-type="float" office:value="201434" calcext:value-type="float">
            <text:p>201434</text:p>
          </table:table-cell>
          <table:table-cell office:value-type="float" office:value="21.277" calcext:value-type="float">
            <text:p>21.277</text:p>
          </table:table-cell>
          <table:table-cell office:value-type="float" office:value="183" calcext:value-type="float">
            <text:p>183</text:p>
          </table:table-cell>
          <table:table-cell office:value-type="float" office:value="8.6" calcext:value-type="float">
            <text:p>8.6</text:p>
          </table:table-cell>
          <table:table-cell office:value-type="float" office:value="263" calcext:value-type="float">
            <text:p>26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201435" calcext:value-type="float">
            <text:p>201435</text:p>
          </table:table-cell>
          <table:table-cell office:value-type="float" office:value="57.899" calcext:value-type="float">
            <text:p>57.899</text:p>
          </table:table-cell>
          <table:table-cell office:value-type="float" office:value="423" calcext:value-type="float">
            <text:p>423</text:p>
          </table:table-cell>
          <table:table-cell office:value-type="float" office:value="7.31" calcext:value-type="float">
            <text:p>7.31</text:p>
          </table:table-cell>
          <table:table-cell office:value-type="float" office:value="929" calcext:value-type="float">
            <text:p>929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201436" calcext:value-type="float">
            <text:p>201436</text:p>
          </table:table-cell>
          <table:table-cell office:value-type="float" office:value="8.639" calcext:value-type="float">
            <text:p>8.639</text:p>
          </table:table-cell>
          <table:table-cell office:value-type="float" office:value="49" calcext:value-type="float">
            <text:p>49</text:p>
          </table:table-cell>
          <table:table-cell office:value-type="float" office:value="5.67" calcext:value-type="float">
            <text:p>5.67</text:p>
          </table:table-cell>
          <table:table-cell office:value-type="float" office:value="151" calcext:value-type="float">
            <text:p>15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1437" calcext:value-type="float">
            <text:p>201437</text:p>
          </table:table-cell>
          <table:table-cell office:value-type="float" office:value="1.976" calcext:value-type="float">
            <text:p>1.976</text:p>
          </table:table-cell>
          <table:table-cell office:value-type="float" office:value="8" calcext:value-type="float">
            <text:p>8</text:p>
          </table:table-cell>
          <table:table-cell office:value-type="float" office:value="4.05" calcext:value-type="float">
            <text:p>4.0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438" calcext:value-type="float">
            <text:p>201438</text:p>
          </table:table-cell>
          <table:table-cell office:value-type="float" office:value="2.574" calcext:value-type="float">
            <text:p>2.574</text:p>
          </table:table-cell>
          <table:table-cell office:value-type="float" office:value="13" calcext:value-type="float">
            <text:p>13</text:p>
          </table:table-cell>
          <table:table-cell office:value-type="float" office:value="5.05" calcext:value-type="float">
            <text:p>5.0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439" calcext:value-type="float">
            <text:p>201439</text:p>
          </table:table-cell>
          <table:table-cell office:value-type="float" office:value="21.116" calcext:value-type="float">
            <text:p>21.116</text:p>
          </table:table-cell>
          <table:table-cell office:value-type="float" office:value="155" calcext:value-type="float">
            <text:p>155</text:p>
          </table:table-cell>
          <table:table-cell office:value-type="float" office:value="7.34" calcext:value-type="float">
            <text:p>7.34</text:p>
          </table:table-cell>
          <table:table-cell office:value-type="float" office:value="224" calcext:value-type="float">
            <text:p>22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01440" calcext:value-type="float">
            <text:p>201440</text:p>
          </table:table-cell>
          <table:table-cell office:value-type="float" office:value="86.634" calcext:value-type="float">
            <text:p>86.634</text:p>
          </table:table-cell>
          <table:table-cell office:value-type="float" office:value="861" calcext:value-type="float">
            <text:p>861</text:p>
          </table:table-cell>
          <table:table-cell office:value-type="float" office:value="9.94" calcext:value-type="float">
            <text:p>9.94</text:p>
          </table:table-cell>
          <table:table-cell office:value-type="float" office:value="1603" calcext:value-type="float">
            <text:p>1603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201441" calcext:value-type="float">
            <text:p>201441</text:p>
          </table:table-cell>
          <table:table-cell office:value-type="float" office:value="28.924" calcext:value-type="float">
            <text:p>28.924</text:p>
          </table:table-cell>
          <table:table-cell office:value-type="float" office:value="236" calcext:value-type="float">
            <text:p>236</text:p>
          </table:table-cell>
          <table:table-cell office:value-type="float" office:value="8.16" calcext:value-type="float">
            <text:p>8.16</text:p>
          </table:table-cell>
          <table:table-cell office:value-type="float" office:value="723" calcext:value-type="float">
            <text:p>72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01442" calcext:value-type="float">
            <text:p>201442</text:p>
          </table:table-cell>
          <table:table-cell office:value-type="float" office:value="31.55" calcext:value-type="float">
            <text:p>31.55</text:p>
          </table:table-cell>
          <table:table-cell office:value-type="float" office:value="239" calcext:value-type="float">
            <text:p>239</text:p>
          </table:table-cell>
          <table:table-cell office:value-type="float" office:value="7.58" calcext:value-type="float">
            <text:p>7.58</text:p>
          </table:table-cell>
          <table:table-cell office:value-type="float" office:value="324" calcext:value-type="float">
            <text:p>324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01443" calcext:value-type="float">
            <text:p>201443</text:p>
          </table:table-cell>
          <table:table-cell office:value-type="float" office:value="15.249" calcext:value-type="float">
            <text:p>15.249</text:p>
          </table:table-cell>
          <table:table-cell office:value-type="float" office:value="124" calcext:value-type="float">
            <text:p>124</text:p>
          </table:table-cell>
          <table:table-cell office:value-type="float" office:value="8.13" calcext:value-type="float">
            <text:p>8.13</text:p>
          </table:table-cell>
          <table:table-cell office:value-type="float" office:value="243" calcext:value-type="float">
            <text:p>24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01444" calcext:value-type="float">
            <text:p>201444</text:p>
          </table:table-cell>
          <table:table-cell office:value-type="float" office:value="15.305" calcext:value-type="float">
            <text:p>15.305</text:p>
          </table:table-cell>
          <table:table-cell office:value-type="float" office:value="131" calcext:value-type="float">
            <text:p>131</text:p>
          </table:table-cell>
          <table:table-cell office:value-type="float" office:value="8.56" calcext:value-type="float">
            <text:p>8.56</text:p>
          </table:table-cell>
          <table:table-cell office:value-type="float" office:value="231" calcext:value-type="float">
            <text:p>23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01445" calcext:value-type="float">
            <text:p>201445</text:p>
          </table:table-cell>
          <table:table-cell office:value-type="float" office:value="72.676" calcext:value-type="float">
            <text:p>72.676</text:p>
          </table:table-cell>
          <table:table-cell office:value-type="float" office:value="675" calcext:value-type="float">
            <text:p>675</text:p>
          </table:table-cell>
          <table:table-cell office:value-type="float" office:value="9.29" calcext:value-type="float">
            <text:p>9.29</text:p>
          </table:table-cell>
          <table:table-cell office:value-type="float" office:value="1034" calcext:value-type="float">
            <text:p>1034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201446" calcext:value-type="float">
            <text:p>201446</text:p>
          </table:table-cell>
          <table:table-cell office:value-type="float" office:value="17.256" calcext:value-type="float">
            <text:p>17.256</text:p>
          </table:table-cell>
          <table:table-cell office:value-type="float" office:value="107" calcext:value-type="float">
            <text:p>107</text:p>
          </table:table-cell>
          <table:table-cell office:value-type="float" office:value="6.2" calcext:value-type="float">
            <text:p>6.2</text:p>
          </table:table-cell>
          <table:table-cell office:value-type="float" office:value="321" calcext:value-type="float">
            <text:p>32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01447" calcext:value-type="float">
            <text:p>201447</text:p>
          </table:table-cell>
          <table:table-cell office:value-type="float" office:value="23.564" calcext:value-type="float">
            <text:p>23.564</text:p>
          </table:table-cell>
          <table:table-cell office:value-type="float" office:value="166" calcext:value-type="float">
            <text:p>166</text:p>
          </table:table-cell>
          <table:table-cell office:value-type="float" office:value="7.04" calcext:value-type="float">
            <text:p>7.04</text:p>
          </table:table-cell>
          <table:table-cell office:value-type="float" office:value="483" calcext:value-type="float">
            <text:p>483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201448" calcext:value-type="float">
            <text:p>201448</text:p>
          </table:table-cell>
          <table:table-cell office:value-type="float" office:value="18.967" calcext:value-type="float">
            <text:p>18.967</text:p>
          </table:table-cell>
          <table:table-cell office:value-type="float" office:value="119" calcext:value-type="float">
            <text:p>119</text:p>
          </table:table-cell>
          <table:table-cell office:value-type="float" office:value="6.27" calcext:value-type="float">
            <text:p>6.27</text:p>
          </table:table-cell>
          <table:table-cell office:value-type="float" office:value="328" calcext:value-type="float">
            <text:p>328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01449" calcext:value-type="float">
            <text:p>201449</text:p>
          </table:table-cell>
          <table:table-cell office:value-type="float" office:value="53.022" calcext:value-type="float">
            <text:p>53.022</text:p>
          </table:table-cell>
          <table:table-cell office:value-type="float" office:value="231" calcext:value-type="float">
            <text:p>231</text:p>
          </table:table-cell>
          <table:table-cell office:value-type="float" office:value="4.36" calcext:value-type="float">
            <text:p>4.36</text:p>
          </table:table-cell>
          <table:table-cell office:value-type="float" office:value="1268" calcext:value-type="float">
            <text:p>126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01450" calcext:value-type="float">
            <text:p>201450</text:p>
          </table:table-cell>
          <table:table-cell office:value-type="float" office:value="37.813" calcext:value-type="float">
            <text:p>37.813</text:p>
          </table:table-cell>
          <table:table-cell office:value-type="float" office:value="320" calcext:value-type="float">
            <text:p>320</text:p>
          </table:table-cell>
          <table:table-cell office:value-type="float" office:value="8.46" calcext:value-type="float">
            <text:p>8.46</text:p>
          </table:table-cell>
          <table:table-cell office:value-type="float" office:value="590" calcext:value-type="float">
            <text:p>590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201451" calcext:value-type="float">
            <text:p>201451</text:p>
          </table:table-cell>
          <table:table-cell office:value-type="float" office:value="2.276" calcext:value-type="float">
            <text:p>2.276</text:p>
          </table:table-cell>
          <table:table-cell office:value-type="float" office:value="9" calcext:value-type="float">
            <text:p>9</text:p>
          </table:table-cell>
          <table:table-cell office:value-type="float" office:value="3.95" calcext:value-type="float">
            <text:p>3.9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452" calcext:value-type="float">
            <text:p>201452</text:p>
          </table:table-cell>
          <table:table-cell office:value-type="float" office:value="75.182" calcext:value-type="float">
            <text:p>75.182</text:p>
          </table:table-cell>
          <table:table-cell office:value-type="float" office:value="552" calcext:value-type="float">
            <text:p>552</text:p>
          </table:table-cell>
          <table:table-cell office:value-type="float" office:value="7.34" calcext:value-type="float">
            <text:p>7.34</text:p>
          </table:table-cell>
          <table:table-cell office:value-type="float" office:value="1030" calcext:value-type="float">
            <text:p>1030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201453" calcext:value-type="float">
            <text:p>201453</text:p>
          </table:table-cell>
          <table:table-cell office:value-type="float" office:value="21.388" calcext:value-type="float">
            <text:p>21.388</text:p>
          </table:table-cell>
          <table:table-cell office:value-type="float" office:value="141" calcext:value-type="float">
            <text:p>141</text:p>
          </table:table-cell>
          <table:table-cell office:value-type="float" office:value="6.59" calcext:value-type="float">
            <text:p>6.59</text:p>
          </table:table-cell>
          <table:table-cell office:value-type="float" office:value="239" calcext:value-type="float">
            <text:p>239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01454" calcext:value-type="float">
            <text:p>201454</text:p>
          </table:table-cell>
          <table:table-cell office:value-type="float" office:value="17.029" calcext:value-type="float">
            <text:p>17.029</text:p>
          </table:table-cell>
          <table:table-cell office:value-type="float" office:value="130" calcext:value-type="float">
            <text:p>130</text:p>
          </table:table-cell>
          <table:table-cell office:value-type="float" office:value="7.63" calcext:value-type="float">
            <text:p>7.63</text:p>
          </table:table-cell>
          <table:table-cell office:value-type="float" office:value="231" calcext:value-type="float">
            <text:p>23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01455" calcext:value-type="float">
            <text:p>201455</text:p>
          </table:table-cell>
          <table:table-cell office:value-type="float" office:value="33.497" calcext:value-type="float">
            <text:p>33.497</text:p>
          </table:table-cell>
          <table:table-cell office:value-type="float" office:value="274" calcext:value-type="float">
            <text:p>274</text:p>
          </table:table-cell>
          <table:table-cell office:value-type="float" office:value="8.18" calcext:value-type="float">
            <text:p>8.18</text:p>
          </table:table-cell>
          <table:table-cell office:value-type="float" office:value="583" calcext:value-type="float">
            <text:p>58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201456" calcext:value-type="float">
            <text:p>201456</text:p>
          </table:table-cell>
          <table:table-cell office:value-type="float" office:value="40.834" calcext:value-type="float">
            <text:p>40.834</text:p>
          </table:table-cell>
          <table:table-cell office:value-type="float" office:value="298" calcext:value-type="float">
            <text:p>298</text:p>
          </table:table-cell>
          <table:table-cell office:value-type="float" office:value="7.3" calcext:value-type="float">
            <text:p>7.3</text:p>
          </table:table-cell>
          <table:table-cell office:value-type="float" office:value="527" calcext:value-type="float">
            <text:p>527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201457" calcext:value-type="float">
            <text:p>201457</text:p>
          </table:table-cell>
          <table:table-cell office:value-type="float" office:value="17.851" calcext:value-type="float">
            <text:p>17.851</text:p>
          </table:table-cell>
          <table:table-cell office:value-type="float" office:value="119" calcext:value-type="float">
            <text:p>119</text:p>
          </table:table-cell>
          <table:table-cell office:value-type="float" office:value="6.67" calcext:value-type="float">
            <text:p>6.67</text:p>
          </table:table-cell>
          <table:table-cell office:value-type="float" office:value="226" calcext:value-type="float">
            <text:p>22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01458" calcext:value-type="float">
            <text:p>201458</text:p>
          </table:table-cell>
          <table:table-cell office:value-type="float" office:value="22.558" calcext:value-type="float">
            <text:p>22.558</text:p>
          </table:table-cell>
          <table:table-cell office:value-type="float" office:value="153" calcext:value-type="float">
            <text:p>153</text:p>
          </table:table-cell>
          <table:table-cell office:value-type="float" office:value="6.78" calcext:value-type="float">
            <text:p>6.78</text:p>
          </table:table-cell>
          <table:table-cell office:value-type="float" office:value="224" calcext:value-type="float">
            <text:p>22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01459" calcext:value-type="float">
            <text:p>201459</text:p>
          </table:table-cell>
          <table:table-cell office:value-type="float" office:value="3.284" calcext:value-type="float">
            <text:p>3.284</text:p>
          </table:table-cell>
          <table:table-cell office:value-type="float" office:value="10" calcext:value-type="float">
            <text:p>10</text:p>
          </table:table-cell>
          <table:table-cell office:value-type="float" office:value="3.05" calcext:value-type="float">
            <text:p>3.0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460" calcext:value-type="float">
            <text:p>201460</text:p>
          </table:table-cell>
          <table:table-cell office:value-type="float" office:value="57.743" calcext:value-type="float">
            <text:p>57.743</text:p>
          </table:table-cell>
          <table:table-cell office:value-type="float" office:value="418" calcext:value-type="float">
            <text:p>418</text:p>
          </table:table-cell>
          <table:table-cell office:value-type="float" office:value="7.24" calcext:value-type="float">
            <text:p>7.24</text:p>
          </table:table-cell>
          <table:table-cell office:value-type="float" office:value="736" calcext:value-type="float">
            <text:p>73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201461" calcext:value-type="float">
            <text:p>201461</text:p>
          </table:table-cell>
          <table:table-cell office:value-type="float" office:value="21.875" calcext:value-type="float">
            <text:p>21.875</text:p>
          </table:table-cell>
          <table:table-cell office:value-type="float" office:value="177" calcext:value-type="float">
            <text:p>177</text:p>
          </table:table-cell>
          <table:table-cell office:value-type="float" office:value="8.09" calcext:value-type="float">
            <text:p>8.09</text:p>
          </table:table-cell>
          <table:table-cell office:value-type="float" office:value="214" calcext:value-type="float">
            <text:p>214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01462" calcext:value-type="float">
            <text:p>201462</text:p>
          </table:table-cell>
          <table:table-cell office:value-type="float" office:value="4.32" calcext:value-type="float">
            <text:p>4.32</text:p>
          </table:table-cell>
          <table:table-cell office:value-type="float" office:value="13" calcext:value-type="float">
            <text:p>13</text:p>
          </table:table-cell>
          <table:table-cell office:value-type="float" office:value="3.01" calcext:value-type="float">
            <text:p>3.0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463" calcext:value-type="float">
            <text:p>201463</text:p>
          </table:table-cell>
          <table:table-cell office:value-type="float" office:value="40.592" calcext:value-type="float">
            <text:p>40.592</text:p>
          </table:table-cell>
          <table:table-cell office:value-type="float" office:value="209" calcext:value-type="float">
            <text:p>209</text:p>
          </table:table-cell>
          <table:table-cell office:value-type="float" office:value="5.15" calcext:value-type="float">
            <text:p>5.15</text:p>
          </table:table-cell>
          <table:table-cell office:value-type="float" office:value="716" calcext:value-type="float">
            <text:p>716</text:p>
          </table:table-cell>
          <table:table-cell office:value-type="float" office:value="441" calcext:value-type="float">
            <text:p>441</text:p>
          </table:table-cell>
        </table:table-row>
      </table:table>
      <table:table table:name="03-one-virtual-thread-per-block" table:style-name="ta1">
        <table:shapes>
          <draw:frame draw:z-index="0" draw:style-name="gr1" draw:text-style-name="P1" svg:width="594.77pt" svg:height="389.28pt" svg:x="272.98pt" svg:y="8.67pt">
            <draw:object draw:notify-on-update-of-ranges="'03-one-virtual-thread-per-block'.A1:'03-one-virtual-thread-per-block'.A1 '03-one-virtual-thread-per-block'.A2:'03-one-virtual-thread-per-block'.A31 '03-one-virtual-thread-per-block'.C1:'03-one-virtual-thread-per-block'.C1 '03-one-virtual-thread-per-block'.C2:'03-one-virtual-thread-per-block'.C31 '03-one-virtual-thread-per-block'.D1:'03-one-virtual-thread-per-block'.D1 '03-one-virtual-thread-per-block'.D2:'03-one-virtual-thread-per-block'.D31 '03-one-virtual-thread-per-block'.E1:'03-one-virtual-thread-per-block'.E1 '03-one-virtual-thread-per-block'.E2:'03-one-virtual-thread-per-block'.E31 '03-one-virtual-thread-per-block'.F1:'03-one-virtual-thread-per-block'.F1 '03-one-virtual-thread-per-block'.F2:'03-one-virtual-thread-per-block'.F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<text:s/>txs</text:p>
          </table:table-cell>
          <table:table-cell office:value-type="string" calcext:value-type="string">
            <text:p><text:s/>tx_per_sec</text:p>
          </table:table-cell>
          <table:table-cell office:value-type="string" calcext:value-type="string">
            <text:p><text:s/>inputs</text:p>
          </table:table-cell>
          <table:table-cell office:value-type="string" calcext:value-type="string">
            <text:p><text:s/>outputs</text:p>
          </table:table-cell>
        </table:table-row>
        <table:table-row table:style-name="ro1">
          <table:table-cell office:value-type="float" office:value="201464" calcext:value-type="float">
            <text:p>201464</text:p>
          </table:table-cell>
          <table:table-cell office:value-type="float" office:value="1.22" calcext:value-type="float">
            <text:p>1.22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465" calcext:value-type="float">
            <text:p>201465</text:p>
          </table:table-cell>
          <table:table-cell office:value-type="float" office:value="48.47" calcext:value-type="float">
            <text:p>48.47</text:p>
          </table:table-cell>
          <table:table-cell office:value-type="float" office:value="324" calcext:value-type="float">
            <text:p>324</text:p>
          </table:table-cell>
          <table:table-cell office:value-type="float" office:value="6.68" calcext:value-type="float">
            <text:p>6.68</text:p>
          </table:table-cell>
          <table:table-cell office:value-type="float" office:value="604" calcext:value-type="float">
            <text:p>604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201466" calcext:value-type="float">
            <text:p>201466</text:p>
          </table:table-cell>
          <table:table-cell office:value-type="float" office:value="2.569" calcext:value-type="float">
            <text:p>2.569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467" calcext:value-type="float">
            <text:p>201467</text:p>
          </table:table-cell>
          <table:table-cell office:value-type="float" office:value="22.5" calcext:value-type="float">
            <text:p>22.5</text:p>
          </table:table-cell>
          <table:table-cell office:value-type="float" office:value="138" calcext:value-type="float">
            <text:p>138</text:p>
          </table:table-cell>
          <table:table-cell office:value-type="float" office:value="6.13" calcext:value-type="float">
            <text:p>6.13</text:p>
          </table:table-cell>
          <table:table-cell office:value-type="float" office:value="234" calcext:value-type="float">
            <text:p>23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01468" calcext:value-type="float">
            <text:p>201468</text:p>
          </table:table-cell>
          <table:table-cell office:value-type="float" office:value="68.442" calcext:value-type="float">
            <text:p>68.442</text:p>
          </table:table-cell>
          <table:table-cell office:value-type="float" office:value="358" calcext:value-type="float">
            <text:p>358</text:p>
          </table:table-cell>
          <table:table-cell office:value-type="float" office:value="5.23" calcext:value-type="float">
            <text:p>5.23</text:p>
          </table:table-cell>
          <table:table-cell office:value-type="float" office:value="680" calcext:value-type="float">
            <text:p>680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201469" calcext:value-type="float">
            <text:p>201469</text:p>
          </table:table-cell>
          <table:table-cell office:value-type="float" office:value="54.791" calcext:value-type="float">
            <text:p>54.791</text:p>
          </table:table-cell>
          <table:table-cell office:value-type="float" office:value="388" calcext:value-type="float">
            <text:p>388</text:p>
          </table:table-cell>
          <table:table-cell office:value-type="float" office:value="7.08" calcext:value-type="float">
            <text:p>7.08</text:p>
          </table:table-cell>
          <table:table-cell office:value-type="float" office:value="649" calcext:value-type="float">
            <text:p>649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201470" calcext:value-type="float">
            <text:p>201470</text:p>
          </table:table-cell>
          <table:table-cell office:value-type="float" office:value="45.578" calcext:value-type="float">
            <text:p>45.578</text:p>
          </table:table-cell>
          <table:table-cell office:value-type="float" office:value="185" calcext:value-type="float">
            <text:p>185</text:p>
          </table:table-cell>
          <table:table-cell office:value-type="float" office:value="4.06" calcext:value-type="float">
            <text:p>4.06</text:p>
          </table:table-cell>
          <table:table-cell office:value-type="float" office:value="255" calcext:value-type="float">
            <text:p>25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201471" calcext:value-type="float">
            <text:p>201471</text:p>
          </table:table-cell>
          <table:table-cell office:value-type="float" office:value="48.538" calcext:value-type="float">
            <text:p>48.538</text:p>
          </table:table-cell>
          <table:table-cell office:value-type="float" office:value="292" calcext:value-type="float">
            <text:p>292</text:p>
          </table:table-cell>
          <table:table-cell office:value-type="float" office:value="6.02" calcext:value-type="float">
            <text:p>6.02</text:p>
          </table:table-cell>
          <table:table-cell office:value-type="float" office:value="654" calcext:value-type="float">
            <text:p>654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201472" calcext:value-type="float">
            <text:p>201472</text:p>
          </table:table-cell>
          <table:table-cell office:value-type="float" office:value="47.816" calcext:value-type="float">
            <text:p>47.816</text:p>
          </table:table-cell>
          <table:table-cell office:value-type="float" office:value="224" calcext:value-type="float">
            <text:p>224</text:p>
          </table:table-cell>
          <table:table-cell office:value-type="float" office:value="4.68" calcext:value-type="float">
            <text:p>4.68</text:p>
          </table:table-cell>
          <table:table-cell office:value-type="float" office:value="448" calcext:value-type="float">
            <text:p>448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201473" calcext:value-type="float">
            <text:p>201473</text:p>
          </table:table-cell>
          <table:table-cell office:value-type="float" office:value="26.627" calcext:value-type="float">
            <text:p>26.627</text:p>
          </table:table-cell>
          <table:table-cell office:value-type="float" office:value="99" calcext:value-type="float">
            <text:p>99</text:p>
          </table:table-cell>
          <table:table-cell office:value-type="float" office:value="3.72" calcext:value-type="float">
            <text:p>3.72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474" calcext:value-type="float">
            <text:p>201474</text:p>
          </table:table-cell>
          <table:table-cell office:value-type="float" office:value="1.428" calcext:value-type="float">
            <text:p>1.428</text:p>
          </table:table-cell>
          <table:table-cell office:value-type="float" office:value="11" calcext:value-type="float">
            <text:p>11</text:p>
          </table:table-cell>
          <table:table-cell office:value-type="float" office:value="7.7" calcext:value-type="float">
            <text:p>7.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475" calcext:value-type="float">
            <text:p>201475</text:p>
          </table:table-cell>
          <table:table-cell office:value-type="float" office:value="1.053" calcext:value-type="float">
            <text:p>1.053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476" calcext:value-type="float">
            <text:p>201476</text:p>
          </table:table-cell>
          <table:table-cell office:value-type="float" office:value="36.429" calcext:value-type="float">
            <text:p>36.429</text:p>
          </table:table-cell>
          <table:table-cell office:value-type="float" office:value="248" calcext:value-type="float">
            <text:p>248</text:p>
          </table:table-cell>
          <table:table-cell office:value-type="float" office:value="6.81" calcext:value-type="float">
            <text:p>6.81</text:p>
          </table:table-cell>
          <table:table-cell office:value-type="float" office:value="444" calcext:value-type="float">
            <text:p>444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01477" calcext:value-type="float">
            <text:p>201477</text:p>
          </table:table-cell>
          <table:table-cell office:value-type="float" office:value="9.019" calcext:value-type="float">
            <text:p>9.019</text:p>
          </table:table-cell>
          <table:table-cell office:value-type="float" office:value="60" calcext:value-type="float">
            <text:p>60</text:p>
          </table:table-cell>
          <table:table-cell office:value-type="float" office:value="6.65" calcext:value-type="float">
            <text:p>6.65</text:p>
          </table:table-cell>
          <table:table-cell office:value-type="float" office:value="85" calcext:value-type="float">
            <text:p>8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01478" calcext:value-type="float">
            <text:p>201478</text:p>
          </table:table-cell>
          <table:table-cell office:value-type="float" office:value="26.127" calcext:value-type="float">
            <text:p>26.127</text:p>
          </table:table-cell>
          <table:table-cell office:value-type="float" office:value="167" calcext:value-type="float">
            <text:p>167</text:p>
          </table:table-cell>
          <table:table-cell office:value-type="float" office:value="6.39" calcext:value-type="float">
            <text:p>6.39</text:p>
          </table:table-cell>
          <table:table-cell office:value-type="float" office:value="300" calcext:value-type="float">
            <text:p>30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01479" calcext:value-type="float">
            <text:p>201479</text:p>
          </table:table-cell>
          <table:table-cell office:value-type="float" office:value="14.193" calcext:value-type="float">
            <text:p>14.193</text:p>
          </table:table-cell>
          <table:table-cell office:value-type="float" office:value="93" calcext:value-type="float">
            <text:p>93</text:p>
          </table:table-cell>
          <table:table-cell office:value-type="float" office:value="6.55" calcext:value-type="float">
            <text:p>6.55</text:p>
          </table:table-cell>
          <table:table-cell office:value-type="float" office:value="153" calcext:value-type="float">
            <text:p>15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01480" calcext:value-type="float">
            <text:p>201480</text:p>
          </table:table-cell>
          <table:table-cell office:value-type="float" office:value="13.769" calcext:value-type="float">
            <text:p>13.769</text:p>
          </table:table-cell>
          <table:table-cell office:value-type="float" office:value="67" calcext:value-type="float">
            <text:p>67</text:p>
          </table:table-cell>
          <table:table-cell office:value-type="float" office:value="4.87" calcext:value-type="float">
            <text:p>4.87</text:p>
          </table:table-cell>
          <table:table-cell office:value-type="float" office:value="369" calcext:value-type="float">
            <text:p>36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01481" calcext:value-type="float">
            <text:p>201481</text:p>
          </table:table-cell>
          <table:table-cell office:value-type="float" office:value="22.037" calcext:value-type="float">
            <text:p>22.037</text:p>
          </table:table-cell>
          <table:table-cell office:value-type="float" office:value="211" calcext:value-type="float">
            <text:p>211</text:p>
          </table:table-cell>
          <table:table-cell office:value-type="float" office:value="9.57" calcext:value-type="float">
            <text:p>9.57</text:p>
          </table:table-cell>
          <table:table-cell office:value-type="float" office:value="405" calcext:value-type="float">
            <text:p>40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01482" calcext:value-type="float">
            <text:p>201482</text:p>
          </table:table-cell>
          <table:table-cell office:value-type="float" office:value="3.07" calcext:value-type="float">
            <text:p>3.07</text:p>
          </table:table-cell>
          <table:table-cell office:value-type="float" office:value="5" calcext:value-type="float">
            <text:p>5</text:p>
          </table:table-cell>
          <table:table-cell office:value-type="float" office:value="1.63" calcext:value-type="float">
            <text:p>1.6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483" calcext:value-type="float">
            <text:p>201483</text:p>
          </table:table-cell>
          <table:table-cell office:value-type="float" office:value="28.313" calcext:value-type="float">
            <text:p>28.313</text:p>
          </table:table-cell>
          <table:table-cell office:value-type="float" office:value="229" calcext:value-type="float">
            <text:p>229</text:p>
          </table:table-cell>
          <table:table-cell office:value-type="float" office:value="8.09" calcext:value-type="float">
            <text:p>8.09</text:p>
          </table:table-cell>
          <table:table-cell office:value-type="float" office:value="374" calcext:value-type="float">
            <text:p>374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01484" calcext:value-type="float">
            <text:p>201484</text:p>
          </table:table-cell>
          <table:table-cell office:value-type="float" office:value="11.12" calcext:value-type="float">
            <text:p>11.12</text:p>
          </table:table-cell>
          <table:table-cell office:value-type="float" office:value="85" calcext:value-type="float">
            <text:p>85</text:p>
          </table:table-cell>
          <table:table-cell office:value-type="float" office:value="7.64" calcext:value-type="float">
            <text:p>7.64</text:p>
          </table:table-cell>
          <table:table-cell office:value-type="float" office:value="211" calcext:value-type="float">
            <text:p>21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01485" calcext:value-type="float">
            <text:p>201485</text:p>
          </table:table-cell>
          <table:table-cell office:value-type="float" office:value="2.095" calcext:value-type="float">
            <text:p>2.095</text:p>
          </table:table-cell>
          <table:table-cell office:value-type="float" office:value="8" calcext:value-type="float">
            <text:p>8</text:p>
          </table:table-cell>
          <table:table-cell office:value-type="float" office:value="3.82" calcext:value-type="float">
            <text:p>3.8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486" calcext:value-type="float">
            <text:p>201486</text:p>
          </table:table-cell>
          <table:table-cell office:value-type="float" office:value="20.364" calcext:value-type="float">
            <text:p>20.364</text:p>
          </table:table-cell>
          <table:table-cell office:value-type="float" office:value="165" calcext:value-type="float">
            <text:p>165</text:p>
          </table:table-cell>
          <table:table-cell office:value-type="float" office:value="8.1" calcext:value-type="float">
            <text:p>8.1</text:p>
          </table:table-cell>
          <table:table-cell office:value-type="float" office:value="310" calcext:value-type="float">
            <text:p>31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01487" calcext:value-type="float">
            <text:p>201487</text:p>
          </table:table-cell>
          <table:table-cell office:value-type="float" office:value="87.095" calcext:value-type="float">
            <text:p>87.095</text:p>
          </table:table-cell>
          <table:table-cell office:value-type="float" office:value="444" calcext:value-type="float">
            <text:p>444</text:p>
          </table:table-cell>
          <table:table-cell office:value-type="float" office:value="5.1" calcext:value-type="float">
            <text:p>5.1</text:p>
          </table:table-cell>
          <table:table-cell office:value-type="float" office:value="863" calcext:value-type="float">
            <text:p>863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201488" calcext:value-type="float">
            <text:p>201488</text:p>
          </table:table-cell>
          <table:table-cell office:value-type="float" office:value="18.356" calcext:value-type="float">
            <text:p>18.356</text:p>
          </table:table-cell>
          <table:table-cell office:value-type="float" office:value="64" calcext:value-type="float">
            <text:p>64</text:p>
          </table:table-cell>
          <table:table-cell office:value-type="float" office:value="3.49" calcext:value-type="float">
            <text:p>3.4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01489" calcext:value-type="float">
            <text:p>201489</text:p>
          </table:table-cell>
          <table:table-cell office:value-type="float" office:value="41.019" calcext:value-type="float">
            <text:p>41.019</text:p>
          </table:table-cell>
          <table:table-cell office:value-type="float" office:value="214" calcext:value-type="float">
            <text:p>214</text:p>
          </table:table-cell>
          <table:table-cell office:value-type="float" office:value="5.22" calcext:value-type="float">
            <text:p>5.22</text:p>
          </table:table-cell>
          <table:table-cell office:value-type="float" office:value="291" calcext:value-type="float">
            <text:p>29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01490" calcext:value-type="float">
            <text:p>201490</text:p>
          </table:table-cell>
          <table:table-cell office:value-type="float" office:value="53.814" calcext:value-type="float">
            <text:p>53.814</text:p>
          </table:table-cell>
          <table:table-cell office:value-type="float" office:value="295" calcext:value-type="float">
            <text:p>295</text:p>
          </table:table-cell>
          <table:table-cell office:value-type="float" office:value="5.48" calcext:value-type="float">
            <text:p>5.48</text:p>
          </table:table-cell>
          <table:table-cell office:value-type="float" office:value="566" calcext:value-type="float">
            <text:p>566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01491" calcext:value-type="float">
            <text:p>201491</text:p>
          </table:table-cell>
          <table:table-cell office:value-type="float" office:value="100.135" calcext:value-type="float">
            <text:p>100.135</text:p>
          </table:table-cell>
          <table:table-cell office:value-type="float" office:value="139" calcext:value-type="float">
            <text:p>139</text:p>
          </table:table-cell>
          <table:table-cell office:value-type="float" office:value="1.39" calcext:value-type="float">
            <text:p>1.39</text:p>
          </table:table-cell>
          <table:table-cell office:value-type="float" office:value="1565" calcext:value-type="float">
            <text:p>1565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01492" calcext:value-type="float">
            <text:p>201492</text:p>
          </table:table-cell>
          <table:table-cell office:value-type="float" office:value="28.623" calcext:value-type="float">
            <text:p>28.623</text:p>
          </table:table-cell>
          <table:table-cell office:value-type="float" office:value="146" calcext:value-type="float">
            <text:p>146</text:p>
          </table:table-cell>
          <table:table-cell office:value-type="float" office:value="5.1" calcext:value-type="float">
            <text:p>5.1</text:p>
          </table:table-cell>
          <table:table-cell office:value-type="float" office:value="226" calcext:value-type="float">
            <text:p>22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01493" calcext:value-type="float">
            <text:p>201493</text:p>
          </table:table-cell>
          <table:table-cell office:value-type="float" office:value="35.531" calcext:value-type="float">
            <text:p>35.531</text:p>
          </table:table-cell>
          <table:table-cell office:value-type="float" office:value="155" calcext:value-type="float">
            <text:p>155</text:p>
          </table:table-cell>
          <table:table-cell office:value-type="float" office:value="4.36" calcext:value-type="float">
            <text:p>4.36</text:p>
          </table:table-cell>
          <table:table-cell office:value-type="float" office:value="321" calcext:value-type="float">
            <text:p>321</text:p>
          </table:table-cell>
          <table:table-cell office:value-type="float" office:value="309" calcext:value-type="float">
            <text:p>309</text:p>
          </table:table-cell>
        </table:table-row>
      </table:table>
      <table:named-expressions>
        <table:named-range table:name="LOG01" table:base-cell-address="$'01-before-optimization'.$A$1" table:cell-range-address="$'01-before-optimization'.$A$1:.$F$29"/>
        <table:named-range table:name="LOG02" table:base-cell-address="$'02-remove-database-transactions'.$A$1" table:cell-range-address="$'02-remove-database-transactions'.$A$1:.$F$31"/>
        <table:named-range table:name="LOG03" table:base-cell-address="$'03-one-virtual-thread-per-block'.$F$31" table:cell-range-address="$'03-one-virtual-thread-per-block'.$A$1:.$F$3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21:00:19.666674548</meta:creation-date>
    <dc:date>2018-05-08T21:25:26.212202042</dc:date>
    <meta:editing-duration>PT54S</meta:editing-duration>
    <meta:editing-cycles>1</meta:editing-cycles>
    <meta:document-statistic meta:table-count="4" meta:cell-count="546" meta:object-count="3"/>
    <meta:generator>LibreOffice/5.4.6.2$Linux_X86_64 LibreOffice_project/4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183cm" svg:height="13.362cm" xlink:href=".." xlink:type="simple" chart:class="chart:line" chart:style-name="ch1">
        <chart:legend chart:legend-position="end" svg:x="20.04cm" svg:y="5.635cm" style:legend-expansion="high" chart:style-name="ch2"/>
        <chart:plot-area chart:style-name="ch3" table:cell-range-address="'01-before-optimization'.A1:'01-before-optimization'.A29 '01-before-optimization'.C1:'01-before-optimization'.F29" chart:data-source-has-labels="both" svg:x="0.463cm" svg:y="0.267cm" svg:width="19.114cm" svg:height="12.828cm">
          <chartooo:coordinate-region svg:x="1.391cm" svg:y="0.267cm" svg:width="17.193cm" svg:height="11.313cm"/>
          <chart:axis chart:dimension="x" chart:name="primary-x" chart:style-name="ch4" chartooo:axis-type="auto">
            <chartooo:date-scale/>
            <chart:categories table:cell-range-address="'01-before-optimization'.A2:'01-before-optimization'.A29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'01-before-optimization'.C2:'01-before-optimization'.C29" chart:label-cell-address="'01-before-optimization'.C1:'01-before-optimization'.C1" chart:class="chart:line">
            <chart:data-point chart:repeated="28"/>
          </chart:series>
          <chart:series chart:attached-axis="primary-y" chart:style-name="ch8" chart:values-cell-range-address="'01-before-optimization'.D2:'01-before-optimization'.D29" chart:label-cell-address="'01-before-optimization'.D1:'01-before-optimization'.D1" chart:class="chart:line">
            <chart:data-point chart:repeated="28"/>
          </chart:series>
          <chart:series chart:attached-axis="secondary-y" chart:style-name="ch9" chart:values-cell-range-address="'01-before-optimization'.E2:'01-before-optimization'.E29" chart:label-cell-address="'01-before-optimization'.E1:'01-before-optimization'.E1" chart:class="chart:line">
            <chart:data-point chart:repeated="28"/>
          </chart:series>
          <chart:series chart:attached-axis="secondary-y" chart:style-name="ch10" chart:values-cell-range-address="'01-before-optimization'.F2:'01-before-optimization'.F29" chart:label-cell-address="'01-before-optimization'.F1:'01-before-optimization'.F1" chart:class="chart:line"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xs</text:p>
                <draw:g>
                  <svg:desc>'01-before-optimization'.C1:'01-before-optimization'.C1</svg:desc>
                </draw:g>
              </table:table-cell>
              <table:table-cell office:value-type="string">
                <text:p> tx_per_sec</text:p>
                <draw:g>
                  <svg:desc>'01-before-optimization'.D1:'01-before-optimization'.D1</svg:desc>
                </draw:g>
              </table:table-cell>
              <table:table-cell office:value-type="string">
                <text:p> inputs</text:p>
                <draw:g>
                  <svg:desc>'01-before-optimization'.E1:'01-before-optimization'.E1</svg:desc>
                </draw:g>
              </table:table-cell>
              <table:table-cell office:value-type="string">
                <text:p> outputs</text:p>
                <draw:g>
                  <svg:desc>'01-before-optimization'.F1:'01-before-optimization'.F1</svg:desc>
                </draw:g>
              </table:table-cell>
            </table:table-row>
          </table:table-header-rows>
          <table:table-rows>
            <table:table-row>
              <table:table-cell office:value-type="float" office:value="201393">
                <text:p>201393</text:p>
                <draw:g>
                  <svg:desc>'01-before-optimization'.A2:'01-before-optimization'.A29</svg:desc>
                </draw:g>
              </table:table-cell>
              <table:table-cell office:value-type="float" office:value="135">
                <text:p>135</text:p>
                <draw:g>
                  <svg:desc>'01-before-optimization'.C2:'01-before-optimization'.C29</svg:desc>
                </draw:g>
              </table:table-cell>
              <table:table-cell office:value-type="float" office:value="12.89">
                <text:p>12.89</text:p>
                <draw:g>
                  <svg:desc>'01-before-optimization'.D2:'01-before-optimization'.D29</svg:desc>
                </draw:g>
              </table:table-cell>
              <table:table-cell office:value-type="float" office:value="220">
                <text:p>220</text:p>
                <draw:g>
                  <svg:desc>'01-before-optimization'.E2:'01-before-optimization'.E29</svg:desc>
                </draw:g>
              </table:table-cell>
              <table:table-cell office:value-type="float" office:value="271">
                <text:p>271</text:p>
                <draw:g>
                  <svg:desc>'01-before-optimization'.F2:'01-before-optimization'.F29</svg:desc>
                </draw:g>
              </table:table-cell>
            </table:table-row>
            <table:table-row>
              <table:table-cell office:value-type="float" office:value="201394">
                <text:p>201394</text:p>
              </table:table-cell>
              <table:table-cell office:value-type="float" office:value="29">
                <text:p>29</text:p>
              </table:table-cell>
              <table:table-cell office:value-type="float" office:value="14.84">
                <text:p>14.84</text:p>
              </table:table-cell>
              <table:table-cell office:value-type="float" office:value="70">
                <text:p>7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01395">
                <text:p>201395</text:p>
              </table:table-cell>
              <table:table-cell office:value-type="float" office:value="61">
                <text:p>61</text:p>
              </table:table-cell>
              <table:table-cell office:value-type="float" office:value="12.63">
                <text:p>12.63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01396">
                <text:p>201396</text:p>
              </table:table-cell>
              <table:table-cell office:value-type="float" office:value="224">
                <text:p>224</text:p>
              </table:table-cell>
              <table:table-cell office:value-type="float" office:value="10.64">
                <text:p>10.64</text:p>
              </table:table-cell>
              <table:table-cell office:value-type="float" office:value="289">
                <text:p>289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float" office:value="201397">
                <text:p>201397</text:p>
              </table:table-cell>
              <table:table-cell office:value-type="float" office:value="94">
                <text:p>94</text:p>
              </table:table-cell>
              <table:table-cell office:value-type="float" office:value="10.02">
                <text:p>10.02</text:p>
              </table:table-cell>
              <table:table-cell office:value-type="float" office:value="149">
                <text:p>14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01398">
                <text:p>201398</text:p>
              </table:table-cell>
              <table:table-cell office:value-type="float" office:value="22">
                <text:p>22</text:p>
              </table:table-cell>
              <table:table-cell office:value-type="float" office:value="6.07">
                <text:p>6.07</text:p>
              </table:table-cell>
              <table:table-cell office:value-type="float" office:value="55">
                <text:p>5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01399">
                <text:p>201399</text:p>
              </table:table-cell>
              <table:table-cell office:value-type="float" office:value="48">
                <text:p>48</text:p>
              </table:table-cell>
              <table:table-cell office:value-type="float" office:value="6.5">
                <text:p>6.5</text:p>
              </table:table-cell>
              <table:table-cell office:value-type="float" office:value="98">
                <text:p>9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201400">
                <text:p>201400</text:p>
              </table:table-cell>
              <table:table-cell office:value-type="float" office:value="175">
                <text:p>175</text:p>
              </table:table-cell>
              <table:table-cell office:value-type="float" office:value="6.6">
                <text:p>6.6</text:p>
              </table:table-cell>
              <table:table-cell office:value-type="float" office:value="323">
                <text:p>32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201401">
                <text:p>201401</text:p>
              </table:table-cell>
              <table:table-cell office:value-type="float" office:value="23">
                <text:p>23</text:p>
              </table:table-cell>
              <table:table-cell office:value-type="float" office:value="4.76">
                <text:p>4.76</text:p>
              </table:table-cell>
              <table:table-cell office:value-type="float" office:value="31">
                <text:p>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1402">
                <text:p>201402</text:p>
              </table:table-cell>
              <table:table-cell office:value-type="float" office:value="168">
                <text:p>168</text:p>
              </table:table-cell>
              <table:table-cell office:value-type="float" office:value="8.32">
                <text:p>8.32</text:p>
              </table:table-cell>
              <table:table-cell office:value-type="float" office:value="431">
                <text:p>431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201403">
                <text:p>201403</text:p>
              </table:table-cell>
              <table:table-cell office:value-type="float" office:value="9">
                <text:p>9</text:p>
              </table:table-cell>
              <table:table-cell office:value-type="float" office:value="4.4">
                <text:p>4.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404">
                <text:p>201404</text:p>
              </table:table-cell>
              <table:table-cell office:value-type="float" office:value="454">
                <text:p>454</text:p>
              </table:table-cell>
              <table:table-cell office:value-type="float" office:value="9.93">
                <text:p>9.93</text:p>
              </table:table-cell>
              <table:table-cell office:value-type="float" office:value="1003">
                <text:p>1003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201405">
                <text:p>201405</text:p>
              </table:table-cell>
              <table:table-cell office:value-type="float" office:value="94">
                <text:p>94</text:p>
              </table:table-cell>
              <table:table-cell office:value-type="float" office:value="10.39">
                <text:p>10.39</text:p>
              </table:table-cell>
              <table:table-cell office:value-type="float" office:value="173">
                <text:p>1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1406">
                <text:p>201406</text:p>
              </table:table-cell>
              <table:table-cell office:value-type="float" office:value="561">
                <text:p>561</text:p>
              </table:table-cell>
              <table:table-cell office:value-type="float" office:value="9.81">
                <text:p>9.81</text:p>
              </table:table-cell>
              <table:table-cell office:value-type="float" office:value="966">
                <text:p>966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float" office:value="201407">
                <text:p>201407</text:p>
              </table:table-cell>
              <table:table-cell office:value-type="float" office:value="164">
                <text:p>164</text:p>
              </table:table-cell>
              <table:table-cell office:value-type="float" office:value="4.21">
                <text:p>4.21</text:p>
              </table:table-cell>
              <table:table-cell office:value-type="float" office:value="320">
                <text:p>320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float" office:value="201408">
                <text:p>201408</text:p>
              </table:table-cell>
              <table:table-cell office:value-type="float" office:value="355">
                <text:p>355</text:p>
              </table:table-cell>
              <table:table-cell office:value-type="float" office:value="6.78">
                <text:p>6.78</text:p>
              </table:table-cell>
              <table:table-cell office:value-type="float" office:value="787">
                <text:p>787</text:p>
              </table:table-cell>
              <table:table-cell office:value-type="float" office:value="5209">
                <text:p>5209</text:p>
              </table:table-cell>
            </table:table-row>
            <table:table-row>
              <table:table-cell office:value-type="float" office:value="201409">
                <text:p>201409</text:p>
              </table:table-cell>
              <table:table-cell office:value-type="float" office:value="103">
                <text:p>103</text:p>
              </table:table-cell>
              <table:table-cell office:value-type="float" office:value="8.65">
                <text:p>8.65</text:p>
              </table:table-cell>
              <table:table-cell office:value-type="float" office:value="178">
                <text:p>17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201410">
                <text:p>201410</text:p>
              </table:table-cell>
              <table:table-cell office:value-type="float" office:value="694">
                <text:p>694</text:p>
              </table:table-cell>
              <table:table-cell office:value-type="float" office:value="9.12">
                <text:p>9.12</text:p>
              </table:table-cell>
              <table:table-cell office:value-type="float" office:value="1121">
                <text:p>1121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201411">
                <text:p>201411</text:p>
              </table:table-cell>
              <table:table-cell office:value-type="float" office:value="103">
                <text:p>103</text:p>
              </table:table-cell>
              <table:table-cell office:value-type="float" office:value="3.91">
                <text:p>3.91</text:p>
              </table:table-cell>
              <table:table-cell office:value-type="float" office:value="550">
                <text:p>55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201412">
                <text:p>201412</text:p>
              </table:table-cell>
              <table:table-cell office:value-type="float" office:value="339">
                <text:p>339</text:p>
              </table:table-cell>
              <table:table-cell office:value-type="float" office:value="10.32">
                <text:p>10.32</text:p>
              </table:table-cell>
              <table:table-cell office:value-type="float" office:value="890">
                <text:p>89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201413">
                <text:p>201413</text:p>
              </table:table-cell>
              <table:table-cell office:value-type="float" office:value="9">
                <text:p>9</text:p>
              </table:table-cell>
              <table:table-cell office:value-type="float" office:value="2.32">
                <text:p>2.32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414">
                <text:p>201414</text:p>
              </table:table-cell>
              <table:table-cell office:value-type="float" office:value="320">
                <text:p>320</text:p>
              </table:table-cell>
              <table:table-cell office:value-type="float" office:value="7.86">
                <text:p>7.86</text:p>
              </table:table-cell>
              <table:table-cell office:value-type="float" office:value="872">
                <text:p>872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201415">
                <text:p>201415</text:p>
              </table:table-cell>
              <table:table-cell office:value-type="float" office:value="323">
                <text:p>323</text:p>
              </table:table-cell>
              <table:table-cell office:value-type="float" office:value="7.73">
                <text:p>7.73</text:p>
              </table:table-cell>
              <table:table-cell office:value-type="float" office:value="764">
                <text:p>764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201416">
                <text:p>201416</text:p>
              </table:table-cell>
              <table:table-cell office:value-type="float" office:value="111">
                <text:p>111</text:p>
              </table:table-cell>
              <table:table-cell office:value-type="float" office:value="3.87">
                <text:p>3.87</text:p>
              </table:table-cell>
              <table:table-cell office:value-type="float" office:value="194">
                <text:p>194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201417">
                <text:p>201417</text:p>
              </table:table-cell>
              <table:table-cell office:value-type="float" office:value="325">
                <text:p>325</text:p>
              </table:table-cell>
              <table:table-cell office:value-type="float" office:value="4.52">
                <text:p>4.52</text:p>
              </table:table-cell>
              <table:table-cell office:value-type="float" office:value="440">
                <text:p>440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201418">
                <text:p>201418</text:p>
              </table:table-cell>
              <table:table-cell office:value-type="float" office:value="720">
                <text:p>720</text:p>
              </table:table-cell>
              <table:table-cell office:value-type="float" office:value="6.77">
                <text:p>6.77</text:p>
              </table:table-cell>
              <table:table-cell office:value-type="float" office:value="1095">
                <text:p>1095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float" office:value="201419">
                <text:p>201419</text:p>
              </table:table-cell>
              <table:table-cell office:value-type="float" office:value="496">
                <text:p>496</text:p>
              </table:table-cell>
              <table:table-cell office:value-type="float" office:value="3.49">
                <text:p>3.49</text:p>
              </table:table-cell>
              <table:table-cell office:value-type="float" office:value="2418">
                <text:p>2418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201420">
                <text:p>201420</text:p>
              </table:table-cell>
              <table:table-cell office:value-type="float" office:value="434">
                <text:p>434</text:p>
              </table:table-cell>
              <table:table-cell office:value-type="float" office:value="5.02">
                <text:p>5.02</text:p>
              </table:table-cell>
              <table:table-cell office:value-type="float" office:value="952">
                <text:p>952</text:p>
              </table:table-cell>
              <table:table-cell office:value-type="float" office:value="1101">
                <text:p>1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53cm" svg:height="13.494cm" xlink:href=".." xlink:type="simple" chart:class="chart:line" chart:style-name="ch1">
        <chart:legend chart:legend-position="end" svg:x="19.71cm" svg:y="5.701cm" style:legend-expansion="high" chart:style-name="ch2"/>
        <chart:plot-area chart:style-name="ch3" table:cell-range-address="'02-remove-database-transactions'.A1:'02-remove-database-transactions'.A31 '02-remove-database-transactions'.C1:'02-remove-database-transactions'.F31" chart:data-source-has-labels="both" svg:x="0.457cm" svg:y="0.269cm" svg:width="18.796cm" svg:height="12.956cm">
          <chartooo:coordinate-region svg:x="1.385cm" svg:y="0.269cm" svg:width="16.875cm" svg:height="11.441cm"/>
          <chart:axis chart:dimension="x" chart:name="primary-x" chart:style-name="ch4" chartooo:axis-type="auto">
            <chartooo:date-scale/>
            <chart:categories table:cell-range-address="'02-remove-database-transactions'.A2:'02-remove-database-transactions'.A31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'02-remove-database-transactions'.C2:'02-remove-database-transactions'.C31" chart:label-cell-address="'02-remove-database-transactions'.C1:'02-remove-database-transactions'.C1" chart:class="chart:line">
            <chart:data-point chart:repeated="30"/>
          </chart:series>
          <chart:series chart:attached-axis="primary-y" chart:style-name="ch8" chart:values-cell-range-address="'02-remove-database-transactions'.D2:'02-remove-database-transactions'.D31" chart:label-cell-address="'02-remove-database-transactions'.D1:'02-remove-database-transactions'.D1" chart:class="chart:line">
            <chart:data-point chart:repeated="30"/>
          </chart:series>
          <chart:series chart:attached-axis="secondary-y" chart:style-name="ch9" chart:values-cell-range-address="'02-remove-database-transactions'.E2:'02-remove-database-transactions'.E31" chart:label-cell-address="'02-remove-database-transactions'.E1:'02-remove-database-transactions'.E1" chart:class="chart:line">
            <chart:data-point chart:repeated="30"/>
          </chart:series>
          <chart:series chart:attached-axis="secondary-y" chart:style-name="ch10" chart:values-cell-range-address="'02-remove-database-transactions'.F2:'02-remove-database-transactions'.F31" chart:label-cell-address="'02-remove-database-transactions'.F1:'02-remove-database-transactions'.F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xs</text:p>
                <draw:g>
                  <svg:desc>'02-remove-database-transactions'.C1:'02-remove-database-transactions'.C1</svg:desc>
                </draw:g>
              </table:table-cell>
              <table:table-cell office:value-type="string">
                <text:p> tx_per_sec</text:p>
                <draw:g>
                  <svg:desc>'02-remove-database-transactions'.D1:'02-remove-database-transactions'.D1</svg:desc>
                </draw:g>
              </table:table-cell>
              <table:table-cell office:value-type="string">
                <text:p> inputs</text:p>
                <draw:g>
                  <svg:desc>'02-remove-database-transactions'.E1:'02-remove-database-transactions'.E1</svg:desc>
                </draw:g>
              </table:table-cell>
              <table:table-cell office:value-type="string">
                <text:p> outputs</text:p>
                <draw:g>
                  <svg:desc>'02-remove-database-transactions'.F1:'02-remove-database-transactions'.F1</svg:desc>
                </draw:g>
              </table:table-cell>
            </table:table-row>
          </table:table-header-rows>
          <table:table-rows>
            <table:table-row>
              <table:table-cell office:value-type="float" office:value="201434">
                <text:p>201434</text:p>
                <draw:g>
                  <svg:desc>'02-remove-database-transactions'.A2:'02-remove-database-transactions'.A31</svg:desc>
                </draw:g>
              </table:table-cell>
              <table:table-cell office:value-type="float" office:value="183">
                <text:p>183</text:p>
                <draw:g>
                  <svg:desc>'02-remove-database-transactions'.C2:'02-remove-database-transactions'.C31</svg:desc>
                </draw:g>
              </table:table-cell>
              <table:table-cell office:value-type="float" office:value="8.6">
                <text:p>8.6</text:p>
                <draw:g>
                  <svg:desc>'02-remove-database-transactions'.D2:'02-remove-database-transactions'.D31</svg:desc>
                </draw:g>
              </table:table-cell>
              <table:table-cell office:value-type="float" office:value="263">
                <text:p>263</text:p>
                <draw:g>
                  <svg:desc>'02-remove-database-transactions'.E2:'02-remove-database-transactions'.E31</svg:desc>
                </draw:g>
              </table:table-cell>
              <table:table-cell office:value-type="float" office:value="357">
                <text:p>357</text:p>
                <draw:g>
                  <svg:desc>'02-remove-database-transactions'.F2:'02-remove-database-transactions'.F31</svg:desc>
                </draw:g>
              </table:table-cell>
            </table:table-row>
            <table:table-row>
              <table:table-cell office:value-type="float" office:value="201435">
                <text:p>201435</text:p>
              </table:table-cell>
              <table:table-cell office:value-type="float" office:value="423">
                <text:p>423</text:p>
              </table:table-cell>
              <table:table-cell office:value-type="float" office:value="7.31">
                <text:p>7.31</text:p>
              </table:table-cell>
              <table:table-cell office:value-type="float" office:value="929">
                <text:p>929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float" office:value="201436">
                <text:p>201436</text:p>
              </table:table-cell>
              <table:table-cell office:value-type="float" office:value="49">
                <text:p>49</text:p>
              </table:table-cell>
              <table:table-cell office:value-type="float" office:value="5.67">
                <text:p>5.67</text:p>
              </table:table-cell>
              <table:table-cell office:value-type="float" office:value="151">
                <text:p>15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01437">
                <text:p>201437</text:p>
              </table:table-cell>
              <table:table-cell office:value-type="float" office:value="8">
                <text:p>8</text:p>
              </table:table-cell>
              <table:table-cell office:value-type="float" office:value="4.05">
                <text:p>4.05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1438">
                <text:p>201438</text:p>
              </table:table-cell>
              <table:table-cell office:value-type="float" office:value="13">
                <text:p>13</text:p>
              </table:table-cell>
              <table:table-cell office:value-type="float" office:value="5.05">
                <text:p>5.05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39">
                <text:p>201439</text:p>
              </table:table-cell>
              <table:table-cell office:value-type="float" office:value="155">
                <text:p>155</text:p>
              </table:table-cell>
              <table:table-cell office:value-type="float" office:value="7.34">
                <text:p>7.34</text:p>
              </table:table-cell>
              <table:table-cell office:value-type="float" office:value="224">
                <text:p>22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201440">
                <text:p>201440</text:p>
              </table:table-cell>
              <table:table-cell office:value-type="float" office:value="861">
                <text:p>861</text:p>
              </table:table-cell>
              <table:table-cell office:value-type="float" office:value="9.94">
                <text:p>9.94</text:p>
              </table:table-cell>
              <table:table-cell office:value-type="float" office:value="1603">
                <text:p>1603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float" office:value="201441">
                <text:p>201441</text:p>
              </table:table-cell>
              <table:table-cell office:value-type="float" office:value="236">
                <text:p>236</text:p>
              </table:table-cell>
              <table:table-cell office:value-type="float" office:value="8.16">
                <text:p>8.16</text:p>
              </table:table-cell>
              <table:table-cell office:value-type="float" office:value="723">
                <text:p>72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201442">
                <text:p>201442</text:p>
              </table:table-cell>
              <table:table-cell office:value-type="float" office:value="239">
                <text:p>239</text:p>
              </table:table-cell>
              <table:table-cell office:value-type="float" office:value="7.58">
                <text:p>7.58</text:p>
              </table:table-cell>
              <table:table-cell office:value-type="float" office:value="324">
                <text:p>32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201443">
                <text:p>201443</text:p>
              </table:table-cell>
              <table:table-cell office:value-type="float" office:value="124">
                <text:p>124</text:p>
              </table:table-cell>
              <table:table-cell office:value-type="float" office:value="8.13">
                <text:p>8.13</text:p>
              </table:table-cell>
              <table:table-cell office:value-type="float" office:value="243">
                <text:p>24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201444">
                <text:p>201444</text:p>
              </table:table-cell>
              <table:table-cell office:value-type="float" office:value="131">
                <text:p>131</text:p>
              </table:table-cell>
              <table:table-cell office:value-type="float" office:value="8.56">
                <text:p>8.56</text:p>
              </table:table-cell>
              <table:table-cell office:value-type="float" office:value="231">
                <text:p>23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201445">
                <text:p>201445</text:p>
              </table:table-cell>
              <table:table-cell office:value-type="float" office:value="675">
                <text:p>675</text:p>
              </table:table-cell>
              <table:table-cell office:value-type="float" office:value="9.29">
                <text:p>9.29</text:p>
              </table:table-cell>
              <table:table-cell office:value-type="float" office:value="1034">
                <text:p>1034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201446">
                <text:p>201446</text:p>
              </table:table-cell>
              <table:table-cell office:value-type="float" office:value="107">
                <text:p>107</text:p>
              </table:table-cell>
              <table:table-cell office:value-type="float" office:value="6.2">
                <text:p>6.2</text:p>
              </table:table-cell>
              <table:table-cell office:value-type="float" office:value="321">
                <text:p>32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201447">
                <text:p>201447</text:p>
              </table:table-cell>
              <table:table-cell office:value-type="float" office:value="166">
                <text:p>166</text:p>
              </table:table-cell>
              <table:table-cell office:value-type="float" office:value="7.04">
                <text:p>7.04</text:p>
              </table:table-cell>
              <table:table-cell office:value-type="float" office:value="483">
                <text:p>483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201448">
                <text:p>201448</text:p>
              </table:table-cell>
              <table:table-cell office:value-type="float" office:value="119">
                <text:p>119</text:p>
              </table:table-cell>
              <table:table-cell office:value-type="float" office:value="6.27">
                <text:p>6.27</text:p>
              </table:table-cell>
              <table:table-cell office:value-type="float" office:value="328">
                <text:p>32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201449">
                <text:p>201449</text:p>
              </table:table-cell>
              <table:table-cell office:value-type="float" office:value="231">
                <text:p>231</text:p>
              </table:table-cell>
              <table:table-cell office:value-type="float" office:value="4.36">
                <text:p>4.36</text:p>
              </table:table-cell>
              <table:table-cell office:value-type="float" office:value="1268">
                <text:p>126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201450">
                <text:p>201450</text:p>
              </table:table-cell>
              <table:table-cell office:value-type="float" office:value="320">
                <text:p>320</text:p>
              </table:table-cell>
              <table:table-cell office:value-type="float" office:value="8.46">
                <text:p>8.46</text:p>
              </table:table-cell>
              <table:table-cell office:value-type="float" office:value="590">
                <text:p>59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float" office:value="201451">
                <text:p>201451</text:p>
              </table:table-cell>
              <table:table-cell office:value-type="float" office:value="9">
                <text:p>9</text:p>
              </table:table-cell>
              <table:table-cell office:value-type="float" office:value="3.95">
                <text:p>3.9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1452">
                <text:p>201452</text:p>
              </table:table-cell>
              <table:table-cell office:value-type="float" office:value="552">
                <text:p>552</text:p>
              </table:table-cell>
              <table:table-cell office:value-type="float" office:value="7.34">
                <text:p>7.34</text:p>
              </table:table-cell>
              <table:table-cell office:value-type="float" office:value="1030">
                <text:p>1030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float" office:value="201453">
                <text:p>201453</text:p>
              </table:table-cell>
              <table:table-cell office:value-type="float" office:value="141">
                <text:p>141</text:p>
              </table:table-cell>
              <table:table-cell office:value-type="float" office:value="6.59">
                <text:p>6.59</text:p>
              </table:table-cell>
              <table:table-cell office:value-type="float" office:value="239">
                <text:p>23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201454">
                <text:p>201454</text:p>
              </table:table-cell>
              <table:table-cell office:value-type="float" office:value="130">
                <text:p>130</text:p>
              </table:table-cell>
              <table:table-cell office:value-type="float" office:value="7.63">
                <text:p>7.63</text:p>
              </table:table-cell>
              <table:table-cell office:value-type="float" office:value="231">
                <text:p>23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201455">
                <text:p>201455</text:p>
              </table:table-cell>
              <table:table-cell office:value-type="float" office:value="274">
                <text:p>274</text:p>
              </table:table-cell>
              <table:table-cell office:value-type="float" office:value="8.18">
                <text:p>8.18</text:p>
              </table:table-cell>
              <table:table-cell office:value-type="float" office:value="583">
                <text:p>58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201456">
                <text:p>201456</text:p>
              </table:table-cell>
              <table:table-cell office:value-type="float" office:value="298">
                <text:p>298</text:p>
              </table:table-cell>
              <table:table-cell office:value-type="float" office:value="7.3">
                <text:p>7.3</text:p>
              </table:table-cell>
              <table:table-cell office:value-type="float" office:value="527">
                <text:p>527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201457">
                <text:p>201457</text:p>
              </table:table-cell>
              <table:table-cell office:value-type="float" office:value="119">
                <text:p>119</text:p>
              </table:table-cell>
              <table:table-cell office:value-type="float" office:value="6.67">
                <text:p>6.67</text:p>
              </table:table-cell>
              <table:table-cell office:value-type="float" office:value="226">
                <text:p>22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201458">
                <text:p>201458</text:p>
              </table:table-cell>
              <table:table-cell office:value-type="float" office:value="153">
                <text:p>153</text:p>
              </table:table-cell>
              <table:table-cell office:value-type="float" office:value="6.78">
                <text:p>6.78</text:p>
              </table:table-cell>
              <table:table-cell office:value-type="float" office:value="224">
                <text:p>22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201459">
                <text:p>201459</text:p>
              </table:table-cell>
              <table:table-cell office:value-type="float" office:value="10">
                <text:p>10</text:p>
              </table:table-cell>
              <table:table-cell office:value-type="float" office:value="3.05">
                <text:p>3.0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460">
                <text:p>201460</text:p>
              </table:table-cell>
              <table:table-cell office:value-type="float" office:value="418">
                <text:p>418</text:p>
              </table:table-cell>
              <table:table-cell office:value-type="float" office:value="7.24">
                <text:p>7.24</text:p>
              </table:table-cell>
              <table:table-cell office:value-type="float" office:value="736">
                <text:p>736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float" office:value="201461">
                <text:p>201461</text:p>
              </table:table-cell>
              <table:table-cell office:value-type="float" office:value="177">
                <text:p>177</text:p>
              </table:table-cell>
              <table:table-cell office:value-type="float" office:value="8.09">
                <text:p>8.09</text:p>
              </table:table-cell>
              <table:table-cell office:value-type="float" office:value="214">
                <text:p>214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201462">
                <text:p>201462</text:p>
              </table:table-cell>
              <table:table-cell office:value-type="float" office:value="13">
                <text:p>13</text:p>
              </table:table-cell>
              <table:table-cell office:value-type="float" office:value="3.01">
                <text:p>3.01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1463">
                <text:p>201463</text:p>
              </table:table-cell>
              <table:table-cell office:value-type="float" office:value="209">
                <text:p>209</text:p>
              </table:table-cell>
              <table:table-cell office:value-type="float" office:value="5.15">
                <text:p>5.15</text:p>
              </table:table-cell>
              <table:table-cell office:value-type="float" office:value="716">
                <text:p>716</text:p>
              </table:table-cell>
              <table:table-cell office:value-type="float" office:value="441">
                <text:p>4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83cm" svg:height="13.734cm" xlink:href=".." xlink:type="simple" chart:class="chart:line" chart:style-name="ch1">
        <chart:legend chart:legend-position="end" svg:x="17.84cm" svg:y="5.821cm" style:legend-expansion="high" chart:style-name="ch2"/>
        <chart:plot-area chart:style-name="ch3" table:cell-range-address="'03-one-virtual-thread-per-block'.A1:'03-one-virtual-thread-per-block'.A31 '03-one-virtual-thread-per-block'.C1:'03-one-virtual-thread-per-block'.F31" chart:data-source-has-labels="both" svg:x="0.419cm" svg:y="0.274cm" svg:width="17.002cm" svg:height="13.186cm">
          <chartooo:coordinate-region svg:x="1.411cm" svg:y="0.274cm" svg:width="15.388cm" svg:height="11.671cm"/>
          <chart:axis chart:dimension="x" chart:name="primary-x" chart:style-name="ch4" chartooo:axis-type="auto">
            <chartooo:date-scale/>
            <chart:categories table:cell-range-address="'03-one-virtual-thread-per-block'.A2:'03-one-virtual-thread-per-block'.A31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03-one-virtual-thread-per-block'.C2:'03-one-virtual-thread-per-block'.C31" chart:label-cell-address="'03-one-virtual-thread-per-block'.C1:'03-one-virtual-thread-per-block'.C1" chart:class="chart:line">
            <chart:data-point chart:repeated="30"/>
          </chart:series>
          <chart:series chart:attached-axis="secondary-y" chart:style-name="ch8" chart:values-cell-range-address="'03-one-virtual-thread-per-block'.D2:'03-one-virtual-thread-per-block'.D31" chart:label-cell-address="'03-one-virtual-thread-per-block'.D1:'03-one-virtual-thread-per-block'.D1" chart:class="chart:line">
            <chart:data-point chart:repeated="30"/>
          </chart:series>
          <chart:series chart:attached-axis="primary-y" chart:style-name="ch9" chart:values-cell-range-address="'03-one-virtual-thread-per-block'.E2:'03-one-virtual-thread-per-block'.E31" chart:label-cell-address="'03-one-virtual-thread-per-block'.E1:'03-one-virtual-thread-per-block'.E1" chart:class="chart:line">
            <chart:data-point chart:repeated="30"/>
          </chart:series>
          <chart:series chart:attached-axis="primary-y" chart:style-name="ch10" chart:values-cell-range-address="'03-one-virtual-thread-per-block'.F2:'03-one-virtual-thread-per-block'.F31" chart:label-cell-address="'03-one-virtual-thread-per-block'.F1:'03-one-virtual-thread-per-block'.F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xs</text:p>
                <draw:g>
                  <svg:desc>'03-one-virtual-thread-per-block'.C1:'03-one-virtual-thread-per-block'.C1</svg:desc>
                </draw:g>
              </table:table-cell>
              <table:table-cell office:value-type="string">
                <text:p> tx_per_sec</text:p>
                <draw:g>
                  <svg:desc>'03-one-virtual-thread-per-block'.D1:'03-one-virtual-thread-per-block'.D1</svg:desc>
                </draw:g>
              </table:table-cell>
              <table:table-cell office:value-type="string">
                <text:p> inputs</text:p>
                <draw:g>
                  <svg:desc>'03-one-virtual-thread-per-block'.E1:'03-one-virtual-thread-per-block'.E1</svg:desc>
                </draw:g>
              </table:table-cell>
              <table:table-cell office:value-type="string">
                <text:p> outputs</text:p>
                <draw:g>
                  <svg:desc>'03-one-virtual-thread-per-block'.F1:'03-one-virtual-thread-per-block'.F1</svg:desc>
                </draw:g>
              </table:table-cell>
            </table:table-row>
          </table:table-header-rows>
          <table:table-rows>
            <table:table-row>
              <table:table-cell office:value-type="float" office:value="201464">
                <text:p>201464</text:p>
                <draw:g>
                  <svg:desc>'03-one-virtual-thread-per-block'.A2:'03-one-virtual-thread-per-block'.A31</svg:desc>
                </draw:g>
              </table:table-cell>
              <table:table-cell office:value-type="float" office:value="10">
                <text:p>10</text:p>
                <draw:g>
                  <svg:desc>'03-one-virtual-thread-per-block'.C2:'03-one-virtual-thread-per-block'.C31</svg:desc>
                </draw:g>
              </table:table-cell>
              <table:table-cell office:value-type="float" office:value="8.2">
                <text:p>8.2</text:p>
                <draw:g>
                  <svg:desc>'03-one-virtual-thread-per-block'.D2:'03-one-virtual-thread-per-block'.D31</svg:desc>
                </draw:g>
              </table:table-cell>
              <table:table-cell office:value-type="float" office:value="17">
                <text:p>17</text:p>
                <draw:g>
                  <svg:desc>'03-one-virtual-thread-per-block'.E2:'03-one-virtual-thread-per-block'.E31</svg:desc>
                </draw:g>
              </table:table-cell>
              <table:table-cell office:value-type="float" office:value="17">
                <text:p>17</text:p>
                <draw:g>
                  <svg:desc>'03-one-virtual-thread-per-block'.F2:'03-one-virtual-thread-per-block'.F31</svg:desc>
                </draw:g>
              </table:table-cell>
            </table:table-row>
            <table:table-row>
              <table:table-cell office:value-type="float" office:value="201465">
                <text:p>201465</text:p>
              </table:table-cell>
              <table:table-cell office:value-type="float" office:value="324">
                <text:p>324</text:p>
              </table:table-cell>
              <table:table-cell office:value-type="float" office:value="6.68">
                <text:p>6.68</text:p>
              </table:table-cell>
              <table:table-cell office:value-type="float" office:value="604">
                <text:p>604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201466">
                <text:p>201466</text:p>
              </table:table-cell>
              <table:table-cell office:value-type="float" office:value="9">
                <text:p>9</text:p>
              </table:table-cell>
              <table:table-cell office:value-type="float" office:value="3.5">
                <text:p>3.5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467">
                <text:p>201467</text:p>
              </table:table-cell>
              <table:table-cell office:value-type="float" office:value="138">
                <text:p>138</text:p>
              </table:table-cell>
              <table:table-cell office:value-type="float" office:value="6.13">
                <text:p>6.13</text:p>
              </table:table-cell>
              <table:table-cell office:value-type="float" office:value="234">
                <text:p>23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201468">
                <text:p>201468</text:p>
              </table:table-cell>
              <table:table-cell office:value-type="float" office:value="358">
                <text:p>358</text:p>
              </table:table-cell>
              <table:table-cell office:value-type="float" office:value="5.23">
                <text:p>5.23</text:p>
              </table:table-cell>
              <table:table-cell office:value-type="float" office:value="680">
                <text:p>680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201469">
                <text:p>201469</text:p>
              </table:table-cell>
              <table:table-cell office:value-type="float" office:value="388">
                <text:p>388</text:p>
              </table:table-cell>
              <table:table-cell office:value-type="float" office:value="7.08">
                <text:p>7.08</text:p>
              </table:table-cell>
              <table:table-cell office:value-type="float" office:value="649">
                <text:p>649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201470">
                <text:p>201470</text:p>
              </table:table-cell>
              <table:table-cell office:value-type="float" office:value="185">
                <text:p>185</text:p>
              </table:table-cell>
              <table:table-cell office:value-type="float" office:value="4.06">
                <text:p>4.06</text:p>
              </table:table-cell>
              <table:table-cell office:value-type="float" office:value="255">
                <text:p>255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201471">
                <text:p>201471</text:p>
              </table:table-cell>
              <table:table-cell office:value-type="float" office:value="292">
                <text:p>292</text:p>
              </table:table-cell>
              <table:table-cell office:value-type="float" office:value="6.02">
                <text:p>6.02</text:p>
              </table:table-cell>
              <table:table-cell office:value-type="float" office:value="654">
                <text:p>654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201472">
                <text:p>201472</text:p>
              </table:table-cell>
              <table:table-cell office:value-type="float" office:value="224">
                <text:p>224</text:p>
              </table:table-cell>
              <table:table-cell office:value-type="float" office:value="4.68">
                <text:p>4.68</text:p>
              </table:table-cell>
              <table:table-cell office:value-type="float" office:value="448">
                <text:p>448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201473">
                <text:p>201473</text:p>
              </table:table-cell>
              <table:table-cell office:value-type="float" office:value="99">
                <text:p>99</text:p>
              </table:table-cell>
              <table:table-cell office:value-type="float" office:value="3.72">
                <text:p>3.72</text:p>
              </table:table-cell>
              <table:table-cell office:value-type="float" office:value="198">
                <text:p>19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201474">
                <text:p>201474</text:p>
              </table:table-cell>
              <table:table-cell office:value-type="float" office:value="11">
                <text:p>11</text:p>
              </table:table-cell>
              <table:table-cell office:value-type="float" office:value="7.7">
                <text:p>7.7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475">
                <text:p>201475</text:p>
              </table:table-cell>
              <table:table-cell office:value-type="float" office:value="6">
                <text:p>6</text:p>
              </table:table-cell>
              <table:table-cell office:value-type="float" office:value="5.7">
                <text:p>5.7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1476">
                <text:p>201476</text:p>
              </table:table-cell>
              <table:table-cell office:value-type="float" office:value="248">
                <text:p>248</text:p>
              </table:table-cell>
              <table:table-cell office:value-type="float" office:value="6.81">
                <text:p>6.81</text:p>
              </table:table-cell>
              <table:table-cell office:value-type="float" office:value="444">
                <text:p>444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201477">
                <text:p>201477</text:p>
              </table:table-cell>
              <table:table-cell office:value-type="float" office:value="60">
                <text:p>60</text:p>
              </table:table-cell>
              <table:table-cell office:value-type="float" office:value="6.65">
                <text:p>6.65</text:p>
              </table:table-cell>
              <table:table-cell office:value-type="float" office:value="85">
                <text:p>8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201478">
                <text:p>201478</text:p>
              </table:table-cell>
              <table:table-cell office:value-type="float" office:value="167">
                <text:p>167</text:p>
              </table:table-cell>
              <table:table-cell office:value-type="float" office:value="6.39">
                <text:p>6.39</text:p>
              </table:table-cell>
              <table:table-cell office:value-type="float" office:value="300">
                <text:p>30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201479">
                <text:p>201479</text:p>
              </table:table-cell>
              <table:table-cell office:value-type="float" office:value="93">
                <text:p>93</text:p>
              </table:table-cell>
              <table:table-cell office:value-type="float" office:value="6.55">
                <text:p>6.55</text:p>
              </table:table-cell>
              <table:table-cell office:value-type="float" office:value="153">
                <text:p>15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201480">
                <text:p>201480</text:p>
              </table:table-cell>
              <table:table-cell office:value-type="float" office:value="67">
                <text:p>67</text:p>
              </table:table-cell>
              <table:table-cell office:value-type="float" office:value="4.87">
                <text:p>4.87</text:p>
              </table:table-cell>
              <table:table-cell office:value-type="float" office:value="369">
                <text:p>36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01481">
                <text:p>201481</text:p>
              </table:table-cell>
              <table:table-cell office:value-type="float" office:value="211">
                <text:p>211</text:p>
              </table:table-cell>
              <table:table-cell office:value-type="float" office:value="9.57">
                <text:p>9.57</text:p>
              </table:table-cell>
              <table:table-cell office:value-type="float" office:value="405">
                <text:p>40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201482">
                <text:p>201482</text:p>
              </table:table-cell>
              <table:table-cell office:value-type="float" office:value="5">
                <text:p>5</text:p>
              </table:table-cell>
              <table:table-cell office:value-type="float" office:value="1.63">
                <text:p>1.63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483">
                <text:p>201483</text:p>
              </table:table-cell>
              <table:table-cell office:value-type="float" office:value="229">
                <text:p>229</text:p>
              </table:table-cell>
              <table:table-cell office:value-type="float" office:value="8.09">
                <text:p>8.09</text:p>
              </table:table-cell>
              <table:table-cell office:value-type="float" office:value="374">
                <text:p>37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201484">
                <text:p>201484</text:p>
              </table:table-cell>
              <table:table-cell office:value-type="float" office:value="85">
                <text:p>85</text:p>
              </table:table-cell>
              <table:table-cell office:value-type="float" office:value="7.64">
                <text:p>7.64</text:p>
              </table:table-cell>
              <table:table-cell office:value-type="float" office:value="211">
                <text:p>21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201485">
                <text:p>201485</text:p>
              </table:table-cell>
              <table:table-cell office:value-type="float" office:value="8">
                <text:p>8</text:p>
              </table:table-cell>
              <table:table-cell office:value-type="float" office:value="3.82">
                <text:p>3.82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1486">
                <text:p>201486</text:p>
              </table:table-cell>
              <table:table-cell office:value-type="float" office:value="165">
                <text:p>165</text:p>
              </table:table-cell>
              <table:table-cell office:value-type="float" office:value="8.1">
                <text:p>8.1</text:p>
              </table:table-cell>
              <table:table-cell office:value-type="float" office:value="310">
                <text:p>31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201487">
                <text:p>201487</text:p>
              </table:table-cell>
              <table:table-cell office:value-type="float" office:value="444">
                <text:p>444</text:p>
              </table:table-cell>
              <table:table-cell office:value-type="float" office:value="5.1">
                <text:p>5.1</text:p>
              </table:table-cell>
              <table:table-cell office:value-type="float" office:value="863">
                <text:p>863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float" office:value="201488">
                <text:p>201488</text:p>
              </table:table-cell>
              <table:table-cell office:value-type="float" office:value="64">
                <text:p>64</text:p>
              </table:table-cell>
              <table:table-cell office:value-type="float" office:value="3.49">
                <text:p>3.49</text:p>
              </table:table-cell>
              <table:table-cell office:value-type="float" office:value="161">
                <text:p>16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01489">
                <text:p>201489</text:p>
              </table:table-cell>
              <table:table-cell office:value-type="float" office:value="214">
                <text:p>214</text:p>
              </table:table-cell>
              <table:table-cell office:value-type="float" office:value="5.22">
                <text:p>5.22</text:p>
              </table:table-cell>
              <table:table-cell office:value-type="float" office:value="291">
                <text:p>29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201490">
                <text:p>201490</text:p>
              </table:table-cell>
              <table:table-cell office:value-type="float" office:value="295">
                <text:p>295</text:p>
              </table:table-cell>
              <table:table-cell office:value-type="float" office:value="5.48">
                <text:p>5.48</text:p>
              </table:table-cell>
              <table:table-cell office:value-type="float" office:value="566">
                <text:p>566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201491">
                <text:p>201491</text:p>
              </table:table-cell>
              <table:table-cell office:value-type="float" office:value="139">
                <text:p>139</text:p>
              </table:table-cell>
              <table:table-cell office:value-type="float" office:value="1.39">
                <text:p>1.39</text:p>
              </table:table-cell>
              <table:table-cell office:value-type="float" office:value="1565">
                <text:p>156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201492">
                <text:p>201492</text:p>
              </table:table-cell>
              <table:table-cell office:value-type="float" office:value="146">
                <text:p>146</text:p>
              </table:table-cell>
              <table:table-cell office:value-type="float" office:value="5.1">
                <text:p>5.1</text:p>
              </table:table-cell>
              <table:table-cell office:value-type="float" office:value="226">
                <text:p>22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201493">
                <text:p>201493</text:p>
              </table:table-cell>
              <table:table-cell office:value-type="float" office:value="155">
                <text:p>155</text:p>
              </table:table-cell>
              <table:table-cell office:value-type="float" office:value="4.36">
                <text:p>4.36</text:p>
              </table:table-cell>
              <table:table-cell office:value-type="float" office:value="321">
                <text:p>321</text:p>
              </table:table-cell>
              <table:table-cell office:value-type="float" office:value="309">
                <text:p>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